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cm"/>
    </style:style>
    <style:style style:name="co2" style:family="table-column">
      <style:table-column-properties fo:break-before="auto" style:column-width="3.73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6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c5000b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66ffff"/>
    </style:style>
  </office:automatic-styles>
  <office:body>
    <office:spreadsheet>
      <table:calculation-settings table:automatic-find-labels="false" table:use-regular-expressions="false"/>
      <table:table table:name="062_sc_sw_jana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261">
            <text:p>261</text:p>
          </table:table-cell>
          <table:table-cell office:value-type="string">
            <text:p>st</text:p>
          </table:table-cell>
          <table:table-cell table:style-name="ce1" office:value-type="string">
            <text:p>St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mat</text:p>
          </table:table-cell>
          <table:table-cell table:style-name="ce1" office:value-type="string">
            <text:p>Mat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dha</text:p>
          </table:table-cell>
          <table:table-cell table:style-name="ce1" office:value-type="string">
            <text:p>da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luk</text:p>
          </table:table-cell>
          <table:table-cell table:style-name="ce1" office:value-type="string">
            <text:p>Luk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jan</text:p>
          </table:table-cell>
          <table:table-cell table:style-name="ce1" office:value-type="string">
            <text:p>Jan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mark</text:p>
          </table:table-cell>
          <table:table-cell table:style-name="ce1" office:value-type="string">
            <text:p>Mark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mójz</text:p>
          </table:table-cell>
          <table:table-cell table:style-name="ce1" office:value-type="string">
            <text:p>Mójz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u</text:p>
          </table:table-cell>
          <table:table-cell office:value-type="string">
            <text:p>du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židźi</text:p>
          </table:table-cell>
          <table:table-cell table:style-name="ce2" office:value-type="string">
            <text:p>židźi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jez</text:p>
          </table:table-cell>
          <table:table-cell office:value-type="string">
            <text:p>Jez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z</text:p>
          </table:table-cell>
          <table:table-cell table:style-name="ce1" office:value-type="string">
            <text:p>Ps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cht</text:p>
          </table:table-cell>
          <table:table-cell table:style-name="ce1" office:value-type="string">
            <text:p>Št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iv</text:p>
          </table:table-cell>
          <table:table-cell table:style-name="ce1" office:value-type="string">
            <text:p>IV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jap</text:p>
          </table:table-cell>
          <table:table-cell table:style-name="ce1" office:value-type="string">
            <text:p>Jap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zk</text:p>
          </table:table-cell>
          <table:table-cell table:style-name="ce2" office:value-type="string">
            <text:p>zk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šiman</text:p>
          </table:table-cell>
          <table:table-cell table:style-name="ce1" office:value-type="string">
            <text:p>Šiman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ryču</text:p>
          </table:table-cell>
          <table:table-cell table:style-name="ce1" office:value-type="string">
            <text:p>rěču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or</text:p>
          </table:table-cell>
          <table:table-cell table:style-name="ce1" office:value-type="string">
            <text:p>Kor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wótzej</text:p>
          </table:table-cell>
          <table:table-cell table:style-name="ce1" office:value-type="string">
            <text:p>wótcej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widźi</text:p>
          </table:table-cell>
          <table:table-cell office:value-type="string">
            <text:p>widźi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iii</text:p>
          </table:table-cell>
          <table:table-cell table:style-name="ce1" office:value-type="string">
            <text:p>III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ebr</text:p>
          </table:table-cell>
          <table:table-cell table:style-name="ce1" office:value-type="string">
            <text:p>Hebr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wěrješe</text:p>
          </table:table-cell>
          <table:table-cell office:value-type="string">
            <text:p>wěrješ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zidźi</text:p>
          </table:table-cell>
          <table:table-cell table:style-name="ce1" office:value-type="string">
            <text:p>Židźa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hidźi</text:p>
          </table:table-cell>
          <table:table-cell office:value-type="string">
            <text:p>hidźi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wóćez</text:p>
          </table:table-cell>
          <table:table-cell table:style-name="ce2" office:value-type="string">
            <text:p>Wóćez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šekrasnjeny</text:p>
          </table:table-cell>
          <table:table-cell table:style-name="ce1" office:value-type="string">
            <text:p>překrasnjen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rawdu</text:p>
          </table:table-cell>
          <table:table-cell office:value-type="string">
            <text:p>prawdu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lubuješ</text:p>
          </table:table-cell>
          <table:table-cell office:value-type="string">
            <text:p>lubuješ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lubowaše</text:p>
          </table:table-cell>
          <table:table-cell office:value-type="string">
            <text:p>lubowaš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ez</text:p>
          </table:table-cell>
          <table:table-cell office:value-type="string">
            <text:p>ez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ph</text:p>
          </table:table-cell>
          <table:table-cell table:style-name="ce2" office:value-type="string">
            <text:p>eph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člorózki</text:p>
          </table:table-cell>
          <table:table-cell table:style-name="ce2" office:value-type="string">
            <text:p>čłoróski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woda</text:p>
          </table:table-cell>
          <table:table-cell office:value-type="string">
            <text:p>woda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homaš</text:p>
          </table:table-cell>
          <table:table-cell table:style-name="ce1" office:value-type="string">
            <text:p>Tomaš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swědčeše</text:p>
          </table:table-cell>
          <table:table-cell office:value-type="string">
            <text:p>swědčeš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póznali</text:p>
          </table:table-cell>
          <table:table-cell office:value-type="string">
            <text:p>póznali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poslenim</text:p>
          </table:table-cell>
          <table:table-cell office:value-type="string">
            <text:p>poslenim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ztyŕ</text:p>
          </table:table-cell>
          <table:table-cell table:style-name="ce1" office:value-type="string">
            <text:p>pastyr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myć</text:p>
          </table:table-cell>
          <table:table-cell office:value-type="string">
            <text:p>myć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lubuju</text:p>
          </table:table-cell>
          <table:table-cell office:value-type="string">
            <text:p>lubuju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jer</text:p>
          </table:table-cell>
          <table:table-cell office:value-type="string">
            <text:p>jer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hrěcha</text:p>
          </table:table-cell>
          <table:table-cell office:value-type="string">
            <text:p>hrěcha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wuzwolił</text:p>
          </table:table-cell>
          <table:table-cell office:value-type="string">
            <text:p>wuzwolił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wěrne</text:p>
          </table:table-cell>
          <table:table-cell office:value-type="string">
            <text:p>wěrn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wěrjachu</text:p>
          </table:table-cell>
          <table:table-cell office:value-type="string">
            <text:p>wěrjachu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swj</text:p>
          </table:table-cell>
          <table:table-cell office:value-type="string">
            <text:p>swj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s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šipowjedać</text:p>
          </table:table-cell>
          <table:table-cell table:style-name="ce1" office:value-type="string">
            <text:p>připowědać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j</text:p>
          </table:table-cell>
          <table:table-cell table:style-name="ce1" office:value-type="string">
            <text:p>Pj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njeznajeće</text:p>
          </table:table-cell>
          <table:table-cell office:value-type="string">
            <text:p>njeznajeć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ikodemus</text:p>
          </table:table-cell>
          <table:table-cell table:style-name="ce1" office:value-type="string">
            <text:p>Nikodemu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ubozći</text:p>
          </table:table-cell>
          <table:table-cell table:style-name="ce1" office:value-type="string">
            <text:p>lubosći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lubował</text:p>
          </table:table-cell>
          <table:table-cell office:value-type="string">
            <text:p>lubował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lubowali</text:p>
          </table:table-cell>
          <table:table-cell office:value-type="string">
            <text:p>lubowali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ii</text:p>
          </table:table-cell>
          <table:table-cell table:style-name="ce1" office:value-type="string">
            <text:p>III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hrěch</text:p>
          </table:table-cell>
          <table:table-cell office:value-type="string">
            <text:p>hrěch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łóto</text:p>
          </table:table-cell>
          <table:table-cell office:value-type="string">
            <text:p>błóto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znali</text:p>
          </table:table-cell>
          <table:table-cell office:value-type="string">
            <text:p>znal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oztaju</text:p>
          </table:table-cell>
          <table:table-cell table:style-name="ce1" office:value-type="string">
            <text:p>wostaju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wotewrił</text:p>
          </table:table-cell>
          <table:table-cell office:value-type="string">
            <text:p>wotewrił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jeŕcha</text:p>
          </table:table-cell>
          <table:table-cell table:style-name="ce1" office:value-type="string">
            <text:p>wjerch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ěrnozće</text:p>
          </table:table-cell>
          <table:table-cell table:style-name="ce1" office:value-type="string">
            <text:p>wěrnosć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im</text:p>
          </table:table-cell>
          <table:table-cell table:style-name="ce1" office:value-type="string">
            <text:p>Tim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sudźenje</text:p>
          </table:table-cell>
          <table:table-cell office:value-type="string">
            <text:p>sudźenje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sud</text:p>
          </table:table-cell>
          <table:table-cell office:value-type="string">
            <text:p>su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šimana</text:p>
          </table:table-cell>
          <table:table-cell table:style-name="ce1" office:value-type="string">
            <text:p>Šiman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šekrasnił</text:p>
          </table:table-cell>
          <table:table-cell table:style-name="ce1" office:value-type="string">
            <text:p>překrasnił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šekrasnić</text:p>
          </table:table-cell>
          <table:table-cell table:style-name="ce1" office:value-type="string">
            <text:p>překrasnić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prawda</text:p>
          </table:table-cell>
          <table:table-cell office:value-type="string">
            <text:p>prawda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njewěš</text:p>
          </table:table-cell>
          <table:table-cell office:value-type="string">
            <text:p>njewěš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njewěri</text:p>
          </table:table-cell>
          <table:table-cell office:value-type="string">
            <text:p>njewěri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njewěmy</text:p>
          </table:table-cell>
          <table:table-cell office:value-type="string">
            <text:p>njewěm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athanael</text:p>
          </table:table-cell>
          <table:table-cell table:style-name="ce1" office:value-type="string">
            <text:p>Nathanae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łuk</text:p>
          </table:table-cell>
          <table:table-cell table:style-name="ce1" office:value-type="string">
            <text:p>Luk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lubo</text:p>
          </table:table-cell>
          <table:table-cell office:value-type="string">
            <text:p>lubo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šćiše</text:p>
          </table:table-cell>
          <table:table-cell table:style-name="ce2" office:value-type="string">
            <text:p>křćiš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jonasowy</text:p>
          </table:table-cell>
          <table:table-cell table:style-name="ce1" office:value-type="string">
            <text:p>Jonasow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andrij</text:p>
          </table:table-cell>
          <table:table-cell table:style-name="ce1" office:value-type="string">
            <text:p>Handrij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xaudi</text:p>
          </table:table-cell>
          <table:table-cell table:style-name="ce1" office:value-type="string">
            <text:p>Exaudi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awa</text:p>
          </table:table-cell>
          <table:table-cell office:value-type="string">
            <text:p>daw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hzychu</text:p>
          </table:table-cell>
          <table:table-cell table:style-name="ce1" office:value-type="string">
            <text:p>chcychu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brahamowe</text:p>
          </table:table-cell>
          <table:table-cell table:style-name="ce1" office:value-type="string">
            <text:p>Abrahamow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pomnichu</text:p>
          </table:table-cell>
          <table:table-cell table:style-name="ce1" office:value-type="string">
            <text:p>spomnich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žnje</text:p>
          </table:table-cell>
          <table:table-cell table:style-name="ce1" office:value-type="string">
            <text:p>žně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znajeće</text:p>
          </table:table-cell>
          <table:table-cell office:value-type="string">
            <text:p>znajeć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židami</text:p>
          </table:table-cell>
          <table:table-cell office:value-type="string">
            <text:p>židam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idami</text:p>
          </table:table-cell>
          <table:table-cell table:style-name="ce1" office:value-type="string">
            <text:p>židam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ejch</text:p>
          </table:table-cell>
          <table:table-cell table:style-name="ce2" office:value-type="string">
            <text:p>zejch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ejchow</text:p>
          </table:table-cell>
          <table:table-cell table:style-name="ce2" office:value-type="string">
            <text:p>zejchow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ejchi</text:p>
          </table:table-cell>
          <table:table-cell table:style-name="ce2" office:value-type="string">
            <text:p>zejchi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zawołachu</text:p>
          </table:table-cell>
          <table:table-cell office:value-type="string">
            <text:p>zawołach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umrjeli</text:p>
          </table:table-cell>
          <table:table-cell table:style-name="ce1" office:value-type="string">
            <text:p>wumrěl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oztajić</text:p>
          </table:table-cell>
          <table:table-cell table:style-name="ce1" office:value-type="string">
            <text:p>wostajić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widźu</text:p>
          </table:table-cell>
          <table:table-cell office:value-type="string">
            <text:p>widźu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widźich</text:p>
          </table:table-cell>
          <table:table-cell office:value-type="string">
            <text:p>widźich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wěrny</text:p>
          </table:table-cell>
          <table:table-cell office:value-type="string">
            <text:p>wěrn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wěriš</text:p>
          </table:table-cell>
          <table:table-cell office:value-type="string">
            <text:p>wěriš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wěčnemu</text:p>
          </table:table-cell>
          <table:table-cell office:value-type="string">
            <text:p>wěčnem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roštaŕ</text:p>
          </table:table-cell>
          <table:table-cell table:style-name="ce1" office:value-type="string">
            <text:p>trošta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hes</text:p>
          </table:table-cell>
          <table:table-cell table:style-name="ce1" office:value-type="string">
            <text:p>Th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wětom</text:p>
          </table:table-cell>
          <table:table-cell office:value-type="string">
            <text:p>swětom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udźeny</text:p>
          </table:table-cell>
          <table:table-cell office:value-type="string">
            <text:p>sudźen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udneje</text:p>
          </table:table-cell>
          <table:table-cell office:value-type="string">
            <text:p>sudnej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synej</text:p>
          </table:table-cell>
          <table:table-cell table:style-name="ce1" office:value-type="string">
            <text:p>synej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lepi</text:p>
          </table:table-cell>
          <table:table-cell office:value-type="string">
            <text:p>slep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ir</text:p>
          </table:table-cell>
          <table:table-cell table:style-name="ce1" office:value-type="string">
            <text:p>Si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šimanje</text:p>
          </table:table-cell>
          <table:table-cell table:style-name="ce1" office:value-type="string">
            <text:p>Šimanj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šimanej</text:p>
          </table:table-cell>
          <table:table-cell table:style-name="ce1" office:value-type="string">
            <text:p>Šimanej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a</text:p>
          </table:table-cell>
          <table:table-cell table:style-name="ce2" office:value-type="string">
            <text:p>s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yčiš</text:p>
          </table:table-cell>
          <table:table-cell table:style-name="ce1" office:value-type="string">
            <text:p>rěčiš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quazimodogeniti</text:p>
          </table:table-cell>
          <table:table-cell table:style-name="ce2" office:value-type="string">
            <text:p>quazimodogeniti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rofetojo</text:p>
          </table:table-cell>
          <table:table-cell office:value-type="string">
            <text:p>profetojo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ołoženy</text:p>
          </table:table-cell>
          <table:table-cell office:value-type="string">
            <text:p>połožen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hilippus</text:p>
          </table:table-cell>
          <table:table-cell table:style-name="ce1" office:value-type="string">
            <text:p>Philippu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s</text:p>
          </table:table-cell>
          <table:table-cell table:style-name="ce1" office:value-type="string">
            <text:p>Pa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jewumrjeł</text:p>
          </table:table-cell>
          <table:table-cell table:style-name="ce1" office:value-type="string">
            <text:p>njewumrěł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njewěrja</text:p>
          </table:table-cell>
          <table:table-cell office:value-type="string">
            <text:p>njewěrja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njepraju</text:p>
          </table:table-cell>
          <table:table-cell office:value-type="string">
            <text:p>njepraj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rdaŕ</text:p>
          </table:table-cell>
          <table:table-cell table:style-name="ce1" office:value-type="string">
            <text:p>morda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ich</text:p>
          </table:table-cell>
          <table:table-cell table:style-name="ce1" office:value-type="string">
            <text:p>Mich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anna</text:p>
          </table:table-cell>
          <table:table-cell office:value-type="string">
            <text:p>manna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ału</text:p>
          </table:table-cell>
          <table:table-cell office:value-type="string">
            <text:p>mał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ubozće</text:p>
          </table:table-cell>
          <table:table-cell table:style-name="ce1" office:value-type="string">
            <text:p>lubosć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us</text:p>
          </table:table-cell>
          <table:table-cell table:style-name="ce3" office:value-type="string">
            <text:p>ku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šćił</text:p>
          </table:table-cell>
          <table:table-cell table:style-name="ce1" office:value-type="string">
            <text:p>křćił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ol</text:p>
          </table:table-cell>
          <table:table-cell table:style-name="ce1" office:value-type="string">
            <text:p>Ko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n</text:p>
          </table:table-cell>
          <table:table-cell table:style-name="ce1" office:value-type="string">
            <text:p>K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ana</text:p>
          </table:table-cell>
          <table:table-cell table:style-name="ce1" office:value-type="string">
            <text:p>Kan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ubilate</text:p>
          </table:table-cell>
          <table:table-cell table:style-name="ce1" office:value-type="string">
            <text:p>Jubilat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ezusowa</text:p>
          </table:table-cell>
          <table:table-cell table:style-name="ce1" office:value-type="string">
            <text:p>Jezusow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ezajas</text:p>
          </table:table-cell>
          <table:table-cell table:style-name="ce1" office:value-type="string">
            <text:p>Jezaja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</text:p>
          </table:table-cell>
          <table:table-cell table:style-name="ce2" office:value-type="string">
            <text:p>i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hrěchach</text:p>
          </table:table-cell>
          <table:table-cell office:value-type="string">
            <text:p>hrěchach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hlada</text:p>
          </table:table-cell>
          <table:table-cell office:value-type="string">
            <text:p>hlad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ebrejzkej</text:p>
          </table:table-cell>
          <table:table-cell table:style-name="ce1" office:value-type="string">
            <text:p>hebrejskej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al</text:p>
          </table:table-cell>
          <table:table-cell table:style-name="ce1" office:value-type="string">
            <text:p>Ga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idimus</text:p>
          </table:table-cell>
          <table:table-cell table:style-name="ce1" office:value-type="string">
            <text:p>Didimu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an</text:p>
          </table:table-cell>
          <table:table-cell table:style-name="ce1" office:value-type="string">
            <text:p>Da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člorózkeho</text:p>
          </table:table-cell>
          <table:table-cell table:style-name="ce2" office:value-type="string">
            <text:p>čłróskeho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čezćeny</text:p>
          </table:table-cell>
          <table:table-cell table:style-name="ce1" office:value-type="string">
            <text:p>česćen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čezće</text:p>
          </table:table-cell>
          <table:table-cell table:style-name="ce1" office:value-type="string">
            <text:p>česć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ok</text:p>
          </table:table-cell>
          <table:table-cell office:value-type="string">
            <text:p>bo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židźi</text:p>
          </table:table-cell>
          <table:table-cell table:style-name="ce2" office:value-type="string">
            <text:p>Židź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ź</text:p>
          </table:table-cell>
          <table:table-cell table:style-name="ce2" office:value-type="string">
            <text:p>ź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zyma</text:p>
          </table:table-cell>
          <table:table-cell office:value-type="string">
            <text:p>zym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tupa</text:p>
          </table:table-cell>
          <table:table-cell table:style-name="ce1" office:value-type="string">
            <text:p>stup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tudnju</text:p>
          </table:table-cell>
          <table:table-cell table:style-name="ce1" office:value-type="string">
            <text:p>studnj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tpiće</text:p>
          </table:table-cell>
          <table:table-cell table:style-name="ce1" office:value-type="string">
            <text:p>spě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tajić</text:p>
          </table:table-cell>
          <table:table-cell table:style-name="ce1" office:value-type="string">
            <text:p>stajić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zrudobu</text:p>
          </table:table-cell>
          <table:table-cell office:value-type="string">
            <text:p>zrudobu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znaješe</text:p>
          </table:table-cell>
          <table:table-cell office:value-type="string">
            <text:p>znaješ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mućena</text:p>
          </table:table-cell>
          <table:table-cell table:style-name="ce3" office:value-type="string">
            <text:p>zmućen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kutkow</text:p>
          </table:table-cell>
          <table:table-cell table:style-name="ce1" office:value-type="string">
            <text:p>skutkow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žiwu</text:p>
          </table:table-cell>
          <table:table-cell office:value-type="string">
            <text:p>žiw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id</text:p>
          </table:table-cell>
          <table:table-cell table:style-name="ce2" office:value-type="string">
            <text:p>Žid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židam</text:p>
          </table:table-cell>
          <table:table-cell office:value-type="string">
            <text:p>žida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idam</text:p>
          </table:table-cell>
          <table:table-cell table:style-name="ce2" office:value-type="string">
            <text:p>Židam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zhubjeni</text:p>
          </table:table-cell>
          <table:table-cell office:value-type="string">
            <text:p>zhubjen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zhromadźizny</text:p>
          </table:table-cell>
          <table:table-cell office:value-type="string">
            <text:p>zhromadźizn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zhromadźeni</text:p>
          </table:table-cell>
          <table:table-cell office:value-type="string">
            <text:p>zhromadźen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zhonić</text:p>
          </table:table-cell>
          <table:table-cell office:value-type="string">
            <text:p>zhonić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zbudźi</text:p>
          </table:table-cell>
          <table:table-cell office:value-type="string">
            <text:p>zbudź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zběhachu</text:p>
          </table:table-cell>
          <table:table-cell office:value-type="string">
            <text:p>zběhachu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zahroda</text:p>
          </table:table-cell>
          <table:table-cell office:value-type="string">
            <text:p>zahrod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ch</text:p>
          </table:table-cell>
          <table:table-cell table:style-name="ce1" office:value-type="string">
            <text:p>Za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yššemu</text:p>
          </table:table-cell>
          <table:table-cell table:style-name="ce1" office:value-type="string">
            <text:p>wyšemu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ysoka</text:p>
          </table:table-cell>
          <table:table-cell office:value-type="string">
            <text:p>wysok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ztorčeny</text:p>
          </table:table-cell>
          <table:table-cell table:style-name="ce1" office:value-type="string">
            <text:p>wustorčen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torhnuć</text:p>
          </table:table-cell>
          <table:table-cell table:style-name="ce1" office:value-type="string">
            <text:p>wutorhnyć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umych</text:p>
          </table:table-cell>
          <table:table-cell office:value-type="string">
            <text:p>wumy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uhle</text:p>
          </table:table-cell>
          <table:table-cell table:style-name="ce2" office:value-type="string">
            <text:p>wuhl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učomnikej</text:p>
          </table:table-cell>
          <table:table-cell office:value-type="string">
            <text:p>wučomnikej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učomnika</text:p>
          </table:table-cell>
          <table:table-cell office:value-type="string">
            <text:p>wučomnik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ztanu</text:p>
          </table:table-cell>
          <table:table-cell table:style-name="ce1" office:value-type="string">
            <text:p>wostan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ztanjeće</text:p>
          </table:table-cell>
          <table:table-cell table:style-name="ce1" office:value-type="string">
            <text:p>wostanje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ztajće</text:p>
          </table:table-cell>
          <table:table-cell table:style-name="ce1" office:value-type="string">
            <text:p>wostaj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wčeŕnje</text:p>
          </table:table-cell>
          <table:table-cell table:style-name="ce1" office:value-type="string">
            <text:p>wowčernj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otwjezli</text:p>
          </table:table-cell>
          <table:table-cell office:value-type="string">
            <text:p>wotwjezl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oteńdźechu</text:p>
          </table:table-cell>
          <table:table-cell office:value-type="string">
            <text:p>woteńdźechu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oprašejće</text:p>
          </table:table-cell>
          <table:table-cell office:value-type="string">
            <text:p>woprašejć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opokazanje</text:p>
          </table:table-cell>
          <table:table-cell office:value-type="string">
            <text:p>wopokazanj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opisane</text:p>
          </table:table-cell>
          <table:table-cell office:value-type="string">
            <text:p>wopisan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opasa</text:p>
          </table:table-cell>
          <table:table-cell office:value-type="string">
            <text:p>wopas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oły</text:p>
          </table:table-cell>
          <table:table-cell office:value-type="string">
            <text:p>woł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ódne</text:p>
          </table:table-cell>
          <table:table-cell office:value-type="string">
            <text:p>wódn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jesela</text:p>
          </table:table-cell>
          <table:table-cell office:value-type="string">
            <text:p>wjesel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jelk</text:p>
          </table:table-cell>
          <table:table-cell office:value-type="string">
            <text:p>wjelk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jedźa</text:p>
          </table:table-cell>
          <table:table-cell office:value-type="string">
            <text:p>wjedź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idźiwši</text:p>
          </table:table-cell>
          <table:table-cell office:value-type="string">
            <text:p>widźiwš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ěrnozć</text:p>
          </table:table-cell>
          <table:table-cell table:style-name="ce1" office:value-type="string">
            <text:p>wěrnosć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ěrju</text:p>
          </table:table-cell>
          <table:table-cell office:value-type="string">
            <text:p>wěrju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ěrimy</text:p>
          </table:table-cell>
          <table:table-cell office:value-type="string">
            <text:p>wěrim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ěriće</text:p>
          </table:table-cell>
          <table:table-cell office:value-type="string">
            <text:p>wěri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ěčnozće</text:p>
          </table:table-cell>
          <table:table-cell table:style-name="ce1" office:value-type="string">
            <text:p>wěčnosć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ašemu</text:p>
          </table:table-cell>
          <table:table-cell office:value-type="string">
            <text:p>wašemu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tykń</text:p>
          </table:table-cell>
          <table:table-cell office:value-type="string">
            <text:p>tykń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[tuž</text:p>
          </table:table-cell>
          <table:table-cell table:style-name="ce1" office:value-type="string">
            <text:p>[Tuž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tola</text:p>
          </table:table-cell>
          <table:table-cell office:value-type="string">
            <text:p>tol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tamnu</text:p>
          </table:table-cell>
          <table:table-cell office:value-type="string">
            <text:p>tamnu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wobodni</text:p>
          </table:table-cell>
          <table:table-cell office:value-type="string">
            <text:p>swobodn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wětu</text:p>
          </table:table-cell>
          <table:table-cell office:value-type="string">
            <text:p>swět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wědču</text:p>
          </table:table-cell>
          <table:table-cell table:style-name="ce1" office:value-type="string">
            <text:p>swědč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wědčić</text:p>
          </table:table-cell>
          <table:table-cell table:style-name="ce1" office:value-type="string">
            <text:p>swědči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wědča</text:p>
          </table:table-cell>
          <table:table-cell table:style-name="ce1" office:value-type="string">
            <text:p>swědč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udźće</text:p>
          </table:table-cell>
          <table:table-cell office:value-type="string">
            <text:p>sudźć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štundu</text:p>
          </table:table-cell>
          <table:table-cell office:value-type="string">
            <text:p>štundu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łyšeštaj</text:p>
          </table:table-cell>
          <table:table-cell office:value-type="string">
            <text:p>słyšešta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łužomnikami</text:p>
          </table:table-cell>
          <table:table-cell table:style-name="ce3" office:value-type="string">
            <text:p>słužomnikam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łowu</text:p>
          </table:table-cell>
          <table:table-cell office:value-type="string">
            <text:p>słow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iloam</text:p>
          </table:table-cell>
          <table:table-cell table:style-name="ce1" office:value-type="string">
            <text:p>Siloa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marizka</text:p>
          </table:table-cell>
          <table:table-cell table:style-name="ce2" office:value-type="string">
            <text:p>Samarask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yče</text:p>
          </table:table-cell>
          <table:table-cell office:value-type="string">
            <text:p>ryč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yčachu</text:p>
          </table:table-cell>
          <table:table-cell office:value-type="string">
            <text:p>ryčachu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uby</text:p>
          </table:table-cell>
          <table:table-cell office:value-type="string">
            <text:p>rub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oszłobi</text:p>
          </table:table-cell>
          <table:table-cell table:style-name="ce1" office:value-type="string">
            <text:p>rozzłob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osdźělenje</text:p>
          </table:table-cell>
          <table:table-cell table:style-name="ce1" office:value-type="string">
            <text:p>rozdźělenj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óčnym</text:p>
          </table:table-cell>
          <table:table-cell office:value-type="string">
            <text:p>róčny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isłowach</text:p>
          </table:table-cell>
          <table:table-cell table:style-name="ce1" office:value-type="string">
            <text:p>přisłowa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eradźić</text:p>
          </table:table-cell>
          <table:table-cell table:style-name="ce1" office:value-type="string">
            <text:p>přeradźi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šekrasń</text:p>
          </table:table-cell>
          <table:table-cell table:style-name="ce1" office:value-type="string">
            <text:p>překrasń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rosyli</text:p>
          </table:table-cell>
          <table:table-cell office:value-type="string">
            <text:p>prosy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ěješe</text:p>
          </table:table-cell>
          <table:table-cell table:style-name="ce3" office:value-type="string">
            <text:p>prěješ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awdozće</text:p>
          </table:table-cell>
          <table:table-cell table:style-name="ce1" office:value-type="string">
            <text:p>prawdosć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rašeš</text:p>
          </table:table-cell>
          <table:table-cell office:value-type="string">
            <text:p>prašeš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otajnym</text:p>
          </table:table-cell>
          <table:table-cell office:value-type="string">
            <text:p>potajnym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otajnje</text:p>
          </table:table-cell>
          <table:table-cell office:value-type="string">
            <text:p>potajnj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ósłami</text:p>
          </table:table-cell>
          <table:table-cell office:value-type="string">
            <text:p>pósłam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ósłali</text:p>
          </table:table-cell>
          <table:table-cell office:value-type="string">
            <text:p>pósłal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omaza</text:p>
          </table:table-cell>
          <table:table-cell office:value-type="string">
            <text:p>pomaz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ojědli</text:p>
          </table:table-cell>
          <table:table-cell office:value-type="string">
            <text:p>pojědl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łačeš</text:p>
          </table:table-cell>
          <table:table-cell office:value-type="string">
            <text:p>płačeš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jeńk</text:p>
          </table:table-cell>
          <table:table-cell office:value-type="string">
            <text:p>pjeńk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isaše</text:p>
          </table:table-cell>
          <table:table-cell office:value-type="string">
            <text:p>pisaš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hilippej</text:p>
          </table:table-cell>
          <table:table-cell table:style-name="ce1" office:value-type="string">
            <text:p>Philippe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ztyrju</text:p>
          </table:table-cell>
          <table:table-cell table:style-name="ce1" office:value-type="string">
            <text:p>pastyrj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lmarum</text:p>
          </table:table-cell>
          <table:table-cell table:style-name="ce1" office:value-type="string">
            <text:p>Palmaru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ó</text:p>
          </table:table-cell>
          <table:table-cell table:style-name="ce2" office:value-type="string">
            <text:p>ó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</text:p>
          </table:table-cell>
          <table:table-cell table:style-name="ce2" office:value-type="string">
            <text:p>o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jeznaja</text:p>
          </table:table-cell>
          <table:table-cell office:value-type="string">
            <text:p>njeznaj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jeznajach</text:p>
          </table:table-cell>
          <table:table-cell office:value-type="string">
            <text:p>njeznaja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zechze</text:p>
          </table:table-cell>
          <table:table-cell table:style-name="ce1" office:value-type="string">
            <text:p>njezech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wumrje</text:p>
          </table:table-cell>
          <table:table-cell table:style-name="ce3" office:value-type="string">
            <text:p>njewumr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woztanje</text:p>
          </table:table-cell>
          <table:table-cell table:style-name="ce1" office:value-type="string">
            <text:p>njewostan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wozmjeće</text:p>
          </table:table-cell>
          <table:table-cell table:style-name="ce3" office:value-type="string">
            <text:p>njewozmjeć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jewidźa</text:p>
          </table:table-cell>
          <table:table-cell office:value-type="string">
            <text:p>njewidź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jewěmój</text:p>
          </table:table-cell>
          <table:table-cell office:value-type="string">
            <text:p>njewěmój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jeseše</text:p>
          </table:table-cell>
          <table:table-cell office:value-type="string">
            <text:p>njeseš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ryčeše</text:p>
          </table:table-cell>
          <table:table-cell table:style-name="ce1" office:value-type="string">
            <text:p>njerěčeš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jepytaće</text:p>
          </table:table-cell>
          <table:table-cell office:value-type="string">
            <text:p>njepyta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pšišoł</text:p>
          </table:table-cell>
          <table:table-cell table:style-name="ce1" office:value-type="string">
            <text:p>njepřišoł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jeprošu</text:p>
          </table:table-cell>
          <table:table-cell office:value-type="string">
            <text:p>njeprošu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jenarodźi</text:p>
          </table:table-cell>
          <table:table-cell office:value-type="string">
            <text:p>njenarodź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jenamakać</text:p>
          </table:table-cell>
          <table:table-cell office:value-type="string">
            <text:p>njenamakać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jeměli</text:p>
          </table:table-cell>
          <table:table-cell office:value-type="string">
            <text:p>njeměl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jedyrbiće</text:p>
          </table:table-cell>
          <table:table-cell office:value-type="string">
            <text:p>njedyrbić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ječezći</text:p>
          </table:table-cell>
          <table:table-cell table:style-name="ce1" office:value-type="string">
            <text:p>nječesć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jebyšće</text:p>
          </table:table-cell>
          <table:table-cell office:value-type="string">
            <text:p>njebyšć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jebjeru</text:p>
          </table:table-cell>
          <table:table-cell office:value-type="string">
            <text:p>njebjeru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ětko</text:p>
          </table:table-cell>
          <table:table-cell office:value-type="string">
            <text:p>nětk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[nětk</text:p>
          </table:table-cell>
          <table:table-cell table:style-name="ce1" office:value-type="string">
            <text:p>[Nět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eh</text:p>
          </table:table-cell>
          <table:table-cell table:style-name="ce1" office:value-type="string">
            <text:p>Ne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ztupa</text:p>
          </table:table-cell>
          <table:table-cell table:style-name="ce1" office:value-type="string">
            <text:p>nastup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arodźiło</text:p>
          </table:table-cell>
          <table:table-cell office:value-type="string">
            <text:p>narodźiło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odlili</text:p>
          </table:table-cell>
          <table:table-cell office:value-type="string">
            <text:p>modli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mat</text:p>
          </table:table-cell>
          <table:table-cell table:style-name="ce1" office:value-type="string">
            <text:p>Ma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izericordias</text:p>
          </table:table-cell>
          <table:table-cell table:style-name="ce1" office:value-type="string">
            <text:p>Mizericordia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esias</text:p>
          </table:table-cell>
          <table:table-cell table:style-name="ce1" office:value-type="string">
            <text:p>Mesias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ěrje</text:p>
          </table:table-cell>
          <table:table-cell office:value-type="string">
            <text:p>měr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ubozć</text:p>
          </table:table-cell>
          <table:table-cell table:style-name="ce1" office:value-type="string">
            <text:p>lubosć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łhaŕ</text:p>
          </table:table-cell>
          <table:table-cell table:style-name="ce2" office:value-type="string">
            <text:p>łhaŕ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ätare</text:p>
          </table:table-cell>
          <table:table-cell table:style-name="ce1" office:value-type="string">
            <text:p>Lätar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šižować</text:p>
          </table:table-cell>
          <table:table-cell table:style-name="ce1" office:value-type="string">
            <text:p>křižować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krónu</text:p>
          </table:table-cell>
          <table:table-cell office:value-type="string">
            <text:p>krón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ralowzki</text:p>
          </table:table-cell>
          <table:table-cell table:style-name="ce1" office:value-type="string">
            <text:p>kralowsk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kóždu</text:p>
          </table:table-cell>
          <table:table-cell office:value-type="string">
            <text:p>kóždu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korta</text:p>
          </table:table-cell>
          <table:table-cell office:value-type="string">
            <text:p>kort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kisałom</text:p>
          </table:table-cell>
          <table:table-cell office:value-type="string">
            <text:p>kisało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hodźo</text:p>
          </table:table-cell>
          <table:table-cell table:style-name="ce1" office:value-type="string">
            <text:p>chodź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ajphas</text:p>
          </table:table-cell>
          <table:table-cell table:style-name="ce1" office:value-type="string">
            <text:p>Kajphas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jutrami</text:p>
          </table:table-cell>
          <table:table-cell office:value-type="string">
            <text:p>jutram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udica</text:p>
          </table:table-cell>
          <table:table-cell table:style-name="ce1" office:value-type="string">
            <text:p>Judic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udašej</text:p>
          </table:table-cell>
          <table:table-cell table:style-name="ce1" office:value-type="string">
            <text:p>Judaše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šarioth</text:p>
          </table:table-cell>
          <table:table-cell table:style-name="ce2" office:value-type="string">
            <text:p>Jšariot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oz</text:p>
          </table:table-cell>
          <table:table-cell table:style-name="ce1" office:value-type="string">
            <text:p>Joz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ezusowy</text:p>
          </table:table-cell>
          <table:table-cell table:style-name="ce1" office:value-type="string">
            <text:p>Jezusow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ezusowej</text:p>
          </table:table-cell>
          <table:table-cell table:style-name="ce1" office:value-type="string">
            <text:p>Jezusowe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[jezus</text:p>
          </table:table-cell>
          <table:table-cell table:style-name="ce1" office:value-type="string">
            <text:p>[Jezu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ezom</text:p>
          </table:table-cell>
          <table:table-cell table:style-name="ce1" office:value-type="string">
            <text:p>Jezo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ečnych</text:p>
          </table:table-cell>
          <table:table-cell table:style-name="ce3" office:value-type="string">
            <text:p>ječnyc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[jan</text:p>
          </table:table-cell>
          <table:table-cell table:style-name="ce1" office:value-type="string">
            <text:p>[Ja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[jako</text:p>
          </table:table-cell>
          <table:table-cell table:style-name="ce1" office:value-type="string">
            <text:p>[Jak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[ja</text:p>
          </table:table-cell>
          <table:table-cell table:style-name="ce1" office:value-type="string">
            <text:p>[J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p</text:p>
          </table:table-cell>
          <table:table-cell table:style-name="ce1" office:value-type="string">
            <text:p>IP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hrěšnik</text:p>
          </table:table-cell>
          <table:table-cell office:value-type="string">
            <text:p>hrěšni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ólz</text:p>
          </table:table-cell>
          <table:table-cell table:style-name="ce1" office:value-type="string">
            <text:p>hólc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hołbje</text:p>
          </table:table-cell>
          <table:table-cell office:value-type="string">
            <text:p>hołbj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hatej</text:p>
          </table:table-cell>
          <table:table-cell office:value-type="string">
            <text:p>hatej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hata</text:p>
          </table:table-cell>
          <table:table-cell office:value-type="string">
            <text:p>hat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ałoza</text:p>
          </table:table-cell>
          <table:table-cell table:style-name="ce3" office:value-type="string">
            <text:p>hałoz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igowzom</text:p>
          </table:table-cell>
          <table:table-cell table:style-name="ce1" office:value-type="string">
            <text:p>figowcom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źěło</text:p>
          </table:table-cell>
          <table:table-cell office:value-type="string">
            <text:p>dźěło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źěłali</text:p>
          </table:table-cell>
          <table:table-cell office:value-type="string">
            <text:p>dźěłal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źěła</text:p>
          </table:table-cell>
          <table:table-cell office:value-type="string">
            <text:p>dźěł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opjelnjena</text:p>
          </table:table-cell>
          <table:table-cell office:value-type="string">
            <text:p>dopjelnjen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omini</text:p>
          </table:table-cell>
          <table:table-cell table:style-name="ce1" office:value-type="string">
            <text:p>Domin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njej</text:p>
          </table:table-cell>
          <table:table-cell office:value-type="string">
            <text:p>dnje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źehńmy</text:p>
          </table:table-cell>
          <table:table-cell table:style-name="ce1" office:value-type="string">
            <text:p>ćehńm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čomu</text:p>
          </table:table-cell>
          <table:table-cell office:value-type="string">
            <text:p>čomu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čo</text:p>
          </table:table-cell>
          <table:table-cell office:value-type="string">
            <text:p>č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ćizkali</text:p>
          </table:table-cell>
          <table:table-cell table:style-name="ce1" office:value-type="string">
            <text:p>ćiskal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čezću</text:p>
          </table:table-cell>
          <table:table-cell table:style-name="ce1" office:value-type="string">
            <text:p>česć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čerztwy</text:p>
          </table:table-cell>
          <table:table-cell table:style-name="ce1" office:value-type="string">
            <text:p>čerstw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čeŕpać</text:p>
          </table:table-cell>
          <table:table-cell table:style-name="ce1" office:value-type="string">
            <text:p>čerpać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ćernjowu</text:p>
          </table:table-cell>
          <table:table-cell office:value-type="string">
            <text:p>ćernjowu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ćeknje</text:p>
          </table:table-cell>
          <table:table-cell office:value-type="string">
            <text:p>ćeknj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ntate</text:p>
          </table:table-cell>
          <table:table-cell table:style-name="ce1" office:value-type="string">
            <text:p>Cantat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ratrami</text:p>
          </table:table-cell>
          <table:table-cell office:value-type="string">
            <text:p>bratram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raška</text:p>
          </table:table-cell>
          <table:table-cell office:value-type="string">
            <text:p>brašk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oka</text:p>
          </table:table-cell>
          <table:table-cell office:value-type="string">
            <text:p>bok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ěži</text:p>
          </table:table-cell>
          <table:table-cell office:value-type="string">
            <text:p>běž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ěłej</text:p>
          </table:table-cell>
          <table:table-cell office:value-type="string">
            <text:p>běł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yrkwine</text:p>
          </table:table-cell>
          <table:table-cell table:style-name="ce1" office:value-type="string">
            <text:p>cyrkwi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yrkej</text:p>
          </table:table-cell>
          <table:table-cell table:style-name="ce1" office:value-type="string">
            <text:p>cyrk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wróći</text:p>
          </table:table-cell>
          <table:table-cell table:style-name="ce3" office:value-type="string">
            <text:p>zwróć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wjeselu</text:p>
          </table:table-cell>
          <table:table-cell office:value-type="string">
            <text:p>zwjesel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wjazaneho</text:p>
          </table:table-cell>
          <table:table-cell office:value-type="string">
            <text:p>zwjazan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wadźichu</text:p>
          </table:table-cell>
          <table:table-cell table:style-name="ce3" office:value-type="string">
            <text:p>zwadźi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uzych</text:p>
          </table:table-cell>
          <table:table-cell table:style-name="ce1" office:value-type="string">
            <text:p>cuzy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žuj</text:p>
          </table:table-cell>
          <table:table-cell office:value-type="string">
            <text:p>žu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yzkno</text:p>
          </table:table-cell>
          <table:table-cell table:style-name="ce1" office:value-type="string">
            <text:p>styskn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wjerdźił</text:p>
          </table:table-cell>
          <table:table-cell table:style-name="ce1" office:value-type="string">
            <text:p>stwjerdź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rowy</text:p>
          </table:table-cell>
          <table:table-cell table:style-name="ce1" office:value-type="string">
            <text:p>stro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pił</text:p>
          </table:table-cell>
          <table:table-cell table:style-name="ce2" office:value-type="string">
            <text:p>stup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pić</text:p>
          </table:table-cell>
          <table:table-cell table:style-name="ce2" office:value-type="string">
            <text:p>stup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eještaj</text:p>
          </table:table-cell>
          <table:table-cell table:style-name="ce1" office:value-type="string">
            <text:p>steje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eho</text:p>
          </table:table-cell>
          <table:table-cell table:style-name="ce1" office:value-type="string">
            <text:p>z t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aršeju</text:p>
          </table:table-cell>
          <table:table-cell table:style-name="ce1" office:value-type="string">
            <text:p>staršej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ał</text:p>
          </table:table-cell>
          <table:table-cell table:style-name="ce1" office:value-type="string">
            <text:p>st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ajiće</text:p>
          </table:table-cell>
          <table:table-cell table:style-name="ce1" office:value-type="string">
            <text:p>staji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tajene</text:p>
          </table:table-cell>
          <table:table-cell table:style-name="ce1" office:value-type="string">
            <text:p>stajen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rudoba</text:p>
          </table:table-cell>
          <table:table-cell office:value-type="string">
            <text:p>zrudob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rěbjeću</text:p>
          </table:table-cell>
          <table:table-cell table:style-name="ce3" office:value-type="string">
            <text:p>zrěbjeć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radźowachu</text:p>
          </table:table-cell>
          <table:table-cell table:style-name="ce2" office:value-type="string">
            <text:p>zradźow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radowaše</text:p>
          </table:table-cell>
          <table:table-cell table:style-name="ce3" office:value-type="string">
            <text:p>zradowa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radowali</text:p>
          </table:table-cell>
          <table:table-cell table:style-name="ce3" office:value-type="string">
            <text:p>zradow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ytował</text:p>
          </table:table-cell>
          <table:table-cell table:style-name="ce1" office:value-type="string">
            <text:p>spytow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ózna</text:p>
          </table:table-cell>
          <table:table-cell table:style-name="ce1" office:value-type="string">
            <text:p>spóz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opada</text:p>
          </table:table-cell>
          <table:table-cell table:style-name="ce1" office:value-type="string">
            <text:p>spopad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omnić</text:p>
          </table:table-cell>
          <table:table-cell table:style-name="ce1" office:value-type="string">
            <text:p>spomn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pody</text:p>
          </table:table-cell>
          <table:table-cell table:style-name="ce1" office:value-type="string">
            <text:p>spod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žórli</text:p>
          </table:table-cell>
          <table:table-cell office:value-type="string">
            <text:p>žór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žonami</text:p>
          </table:table-cell>
          <table:table-cell office:value-type="string">
            <text:p>žona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njezć</text:p>
          </table:table-cell>
          <table:table-cell table:style-name="ce1" office:value-type="string">
            <text:p>znjes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žnjeću</text:p>
          </table:table-cell>
          <table:table-cell office:value-type="string">
            <text:p>žnjeć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žnjam</text:p>
          </table:table-cell>
          <table:table-cell office:value-type="string">
            <text:p>žnja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naješ</text:p>
          </table:table-cell>
          <table:table-cell office:value-type="string">
            <text:p>znaješ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najemy</text:p>
          </table:table-cell>
          <table:table-cell office:value-type="string">
            <text:p>znajem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naja</text:p>
          </table:table-cell>
          <table:table-cell office:value-type="string">
            <text:p>zna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my</text:p>
          </table:table-cell>
          <table:table-cell table:style-name="ce2" office:value-type="string">
            <text:p>z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myty</text:p>
          </table:table-cell>
          <table:table-cell table:style-name="ce3" office:value-type="string">
            <text:p>zmy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myj</text:p>
          </table:table-cell>
          <table:table-cell table:style-name="ce3" office:value-type="string">
            <text:p>zmy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mući</text:p>
          </table:table-cell>
          <table:table-cell table:style-name="ce3" office:value-type="string">
            <text:p>zmuć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měšanu</text:p>
          </table:table-cell>
          <table:table-cell office:value-type="string">
            <text:p>změšan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łym</text:p>
          </table:table-cell>
          <table:table-cell office:value-type="string">
            <text:p>zł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łóztnik</text:p>
          </table:table-cell>
          <table:table-cell table:style-name="ce1" office:value-type="string">
            <text:p>złóstni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łamane</text:p>
          </table:table-cell>
          <table:table-cell office:value-type="string">
            <text:p>złaman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łamać</text:p>
          </table:table-cell>
          <table:table-cell office:value-type="string">
            <text:p>złama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łamachu</text:p>
          </table:table-cell>
          <table:table-cell office:value-type="string">
            <text:p>złam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utku</text:p>
          </table:table-cell>
          <table:table-cell table:style-name="ce1" office:value-type="string">
            <text:p>skutk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óržbu</text:p>
          </table:table-cell>
          <table:table-cell table:style-name="ce1" office:value-type="string">
            <text:p>skóržb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ónzowany</text:p>
          </table:table-cell>
          <table:table-cell table:style-name="ce1" office:value-type="string">
            <text:p>skóncowa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ónzował</text:p>
          </table:table-cell>
          <table:table-cell table:style-name="ce1" office:value-type="string">
            <text:p>skóncow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howałŕ</text:p>
          </table:table-cell>
          <table:table-cell table:style-name="ce2" office:value-type="string">
            <text:p>zkhowałŕ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howała</text:p>
          </table:table-cell>
          <table:table-cell table:style-name="ce1" office:value-type="string">
            <text:p>schowa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khili</text:p>
          </table:table-cell>
          <table:table-cell table:style-name="ce1" office:value-type="string">
            <text:p>schi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jewjena</text:p>
          </table:table-cell>
          <table:table-cell office:value-type="string">
            <text:p>zjewje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jerb</text:p>
          </table:table-cell>
          <table:table-cell table:style-name="ce2" office:value-type="string">
            <text:p>zjerb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jenoćili</text:p>
          </table:table-cell>
          <table:table-cell table:style-name="ce1" office:value-type="string">
            <text:p>zjednoći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jawny</text:p>
          </table:table-cell>
          <table:table-cell office:value-type="string">
            <text:p>zjaw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i"</text:p>
          </table:table-cell>
          <table:table-cell table:style-name="ce2" office:value-type="string">
            <text:p>ži"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žiwjenjom</text:p>
          </table:table-cell>
          <table:table-cell office:value-type="string">
            <text:p>žiwjenjo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žiweje</text:p>
          </table:table-cell>
          <table:table-cell office:value-type="string">
            <text:p>žiw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idowzku</text:p>
          </table:table-cell>
          <table:table-cell table:style-name="ce1" office:value-type="string">
            <text:p>židowsk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żidam</text:p>
          </table:table-cell>
          <table:table-cell table:style-name="ce1" office:value-type="string">
            <text:p>žida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hromadźiznow</text:p>
          </table:table-cell>
          <table:table-cell office:value-type="string">
            <text:p>zhromadźiznow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hromadźeše</text:p>
          </table:table-cell>
          <table:table-cell office:value-type="string">
            <text:p>zhromadźe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ztajenja</text:p>
          </table:table-cell>
          <table:table-cell table:style-name="ce1" office:value-type="string">
            <text:p>zestajenj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ežrała</text:p>
          </table:table-cell>
          <table:table-cell office:value-type="string">
            <text:p>zežrał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ezběraju</text:p>
          </table:table-cell>
          <table:table-cell office:value-type="string">
            <text:p>zezběraj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ezběrachu</text:p>
          </table:table-cell>
          <table:table-cell office:value-type="string">
            <text:p>zezběrach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esyda</text:p>
          </table:table-cell>
          <table:table-cell office:value-type="string">
            <text:p>zesy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mrjeli</text:p>
          </table:table-cell>
          <table:table-cell table:style-name="ce1" office:value-type="string">
            <text:p>zemrě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mjazych</text:p>
          </table:table-cell>
          <table:table-cell table:style-name="ce1" office:value-type="string">
            <text:p>zemjacy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elotes</text:p>
          </table:table-cell>
          <table:table-cell table:style-name="ce2" office:value-type="string">
            <text:p>želot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jcha</text:p>
          </table:table-cell>
          <table:table-cell table:style-name="ce2" office:value-type="string">
            <text:p>zejch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ebedeowaj</text:p>
          </table:table-cell>
          <table:table-cell table:style-name="ce2" office:value-type="string">
            <text:p>Zebedeowaj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dźerž</text:p>
          </table:table-cell>
          <table:table-cell office:value-type="string">
            <text:p>zdźerž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dźeržuješ</text:p>
          </table:table-cell>
          <table:table-cell office:value-type="string">
            <text:p>zdźeržuješ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dźeržiće</text:p>
          </table:table-cell>
          <table:table-cell office:value-type="string">
            <text:p>zdźerži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dźeržane</text:p>
          </table:table-cell>
          <table:table-cell office:value-type="string">
            <text:p>zdźeržan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dźeržach</text:p>
          </table:table-cell>
          <table:table-cell office:value-type="string">
            <text:p>zdźerža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daću</text:p>
          </table:table-cell>
          <table:table-cell office:value-type="string">
            <text:p>zdać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činić</text:p>
          </table:table-cell>
          <table:table-cell table:style-name="ce1" office:value-type="string">
            <text:p>sčin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ćě</text:p>
          </table:table-cell>
          <table:table-cell table:style-name="ce1" office:value-type="string">
            <text:p>sćě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budźeny</text:p>
          </table:table-cell>
          <table:table-cell office:value-type="string">
            <text:p>zbudźen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bóžnym</text:p>
          </table:table-cell>
          <table:table-cell office:value-type="string">
            <text:p>zbóžny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bóžnozć</text:p>
          </table:table-cell>
          <table:table-cell table:style-name="ce1" office:value-type="string">
            <text:p>zbóžnos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zygluje</text:p>
          </table:table-cell>
          <table:table-cell table:style-name="ce3" office:value-type="string">
            <text:p>zazyglu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zyglował</text:p>
          </table:table-cell>
          <table:table-cell table:style-name="ce3" office:value-type="string">
            <text:p>zazyglowa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wołaj</text:p>
          </table:table-cell>
          <table:table-cell office:value-type="string">
            <text:p>zawołaj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winował</text:p>
          </table:table-cell>
          <table:table-cell office:value-type="string">
            <text:p>zawinow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zawěrnje</text:p>
          </table:table-cell>
          <table:table-cell table:style-name="ce1" office:value-type="string">
            <text:p>[Zawěrn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waleny</text:p>
          </table:table-cell>
          <table:table-cell office:value-type="string">
            <text:p>zawalen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tamał</text:p>
          </table:table-cell>
          <table:table-cell office:value-type="string">
            <text:p>zatama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slepił</text:p>
          </table:table-cell>
          <table:table-cell office:value-type="string">
            <text:p>zaslepi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počał</text:p>
          </table:table-cell>
          <table:table-cell office:value-type="string">
            <text:p>započa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płaknu</text:p>
          </table:table-cell>
          <table:table-cell office:value-type="string">
            <text:p>zapłak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molwi</text:p>
          </table:table-cell>
          <table:table-cell table:style-name="ce1" office:value-type="string">
            <text:p>zamołw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ałozćić</text:p>
          </table:table-cell>
          <table:table-cell table:style-name="ce1" office:value-type="string">
            <text:p>žałosć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leži</text:p>
          </table:table-cell>
          <table:table-cell table:style-name="ce3" office:value-type="string">
            <text:p>zalež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žałbowaše</text:p>
          </table:table-cell>
          <table:table-cell office:value-type="string">
            <text:p>žałbowaš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žałbowany</text:p>
          </table:table-cell>
          <table:table-cell office:value-type="string">
            <text:p>žałbowan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žałbowanje</text:p>
          </table:table-cell>
          <table:table-cell office:value-type="string">
            <text:p>žałbowan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žałbowała</text:p>
          </table:table-cell>
          <table:table-cell office:value-type="string">
            <text:p>žałbował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žałba</text:p>
          </table:table-cell>
          <table:table-cell office:value-type="string">
            <text:p>žałb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khowam</text:p>
          </table:table-cell>
          <table:table-cell table:style-name="ce1" office:value-type="string">
            <text:p>zachow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khowali</text:p>
          </table:table-cell>
          <table:table-cell table:style-name="ce1" office:value-type="string">
            <text:p>zachowa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hrodnik</text:p>
          </table:table-cell>
          <table:table-cell office:value-type="string">
            <text:p>zahrodni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hrima</text:p>
          </table:table-cell>
          <table:table-cell office:value-type="string">
            <text:p>zahrim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žadozćach</text:p>
          </table:table-cell>
          <table:table-cell table:style-name="ce1" office:value-type="string">
            <text:p>žadosća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žadaš</text:p>
          </table:table-cell>
          <table:table-cell office:value-type="string">
            <text:p>žadaš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zaštaj</text:p>
          </table:table-cell>
          <table:table-cell office:value-type="string">
            <text:p>wza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w</text:p>
          </table:table-cell>
          <table:table-cell table:style-name="ce1" office:value-type="string">
            <text:p>[W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zwolili</text:p>
          </table:table-cell>
          <table:table-cell office:value-type="string">
            <text:p>wuzwol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tupił</text:p>
          </table:table-cell>
          <table:table-cell table:style-name="ce1" office:value-type="string">
            <text:p>wustup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trowjenje</text:p>
          </table:table-cell>
          <table:table-cell table:style-name="ce1" office:value-type="string">
            <text:p>wustrowj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torkać</text:p>
          </table:table-cell>
          <table:table-cell table:style-name="ce1" office:value-type="string">
            <text:p>wustork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torčić</text:p>
          </table:table-cell>
          <table:table-cell table:style-name="ce1" office:value-type="string">
            <text:p>wustorči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torčeni</text:p>
          </table:table-cell>
          <table:table-cell table:style-name="ce1" office:value-type="string">
            <text:p>wustorč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teji</text:p>
          </table:table-cell>
          <table:table-cell table:style-name="ce1" office:value-type="string">
            <text:p>wustej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tał</text:p>
          </table:table-cell>
          <table:table-cell table:style-name="ce1" office:value-type="string">
            <text:p>wust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zkhnje</text:p>
          </table:table-cell>
          <table:table-cell table:style-name="ce1" office:value-type="string">
            <text:p>wuschn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žiwanju</text:p>
          </table:table-cell>
          <table:table-cell office:value-type="string">
            <text:p>wužiwanj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žitne</text:p>
          </table:table-cell>
          <table:table-cell office:value-type="string">
            <text:p>wužitn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žitku</text:p>
          </table:table-cell>
          <table:table-cell office:value-type="string">
            <text:p>wužitk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trě</text:p>
          </table:table-cell>
          <table:table-cell table:style-name="ce3" office:value-type="string">
            <text:p>wutrě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trěła</text:p>
          </table:table-cell>
          <table:table-cell table:style-name="ce3" office:value-type="string">
            <text:p>wutrěł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swarichu</text:p>
          </table:table-cell>
          <table:table-cell office:value-type="string">
            <text:p>wuswarich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słyšiš</text:p>
          </table:table-cell>
          <table:table-cell office:value-type="string">
            <text:p>wusłyšiš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słyšenju</text:p>
          </table:table-cell>
          <table:table-cell office:value-type="string">
            <text:p>wusłyšenj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słyšał</text:p>
          </table:table-cell>
          <table:table-cell office:value-type="string">
            <text:p>wusłyša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ryča</text:p>
          </table:table-cell>
          <table:table-cell office:value-type="string">
            <text:p>wuryč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ryčała</text:p>
          </table:table-cell>
          <table:table-cell office:value-type="string">
            <text:p>wuryčał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pušćił</text:p>
          </table:table-cell>
          <table:table-cell office:value-type="string">
            <text:p>wupušć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powjedźištaj</text:p>
          </table:table-cell>
          <table:table-cell table:style-name="ce1" office:value-type="string">
            <text:p>wupowědźi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powjedał</text:p>
          </table:table-cell>
          <table:table-cell table:style-name="ce1" office:value-type="string">
            <text:p>wupowěda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myj</text:p>
          </table:table-cell>
          <table:table-cell office:value-type="string">
            <text:p>wumyj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lkich</text:p>
          </table:table-cell>
          <table:table-cell office:value-type="string">
            <text:p>wulki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lkeho</text:p>
          </table:table-cell>
          <table:table-cell office:value-type="string">
            <text:p>wulk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knuł</text:p>
          </table:table-cell>
          <table:table-cell table:style-name="ce1" office:value-type="string">
            <text:p>wukny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khodu</text:p>
          </table:table-cell>
          <table:table-cell table:style-name="ce1" office:value-type="string">
            <text:p>wuchod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khadźa</text:p>
          </table:table-cell>
          <table:table-cell table:style-name="ce1" office:value-type="string">
            <text:p>wuchadź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hnachu</text:p>
          </table:table-cell>
          <table:table-cell office:value-type="string">
            <text:p>wuhnach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hladachu</text:p>
          </table:table-cell>
          <table:table-cell office:value-type="string">
            <text:p>wuhladach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dali</text:p>
          </table:table-cell>
          <table:table-cell office:value-type="string">
            <text:p>wud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čoninik</text:p>
          </table:table-cell>
          <table:table-cell table:style-name="ce1" office:value-type="string">
            <text:p>wučomni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čizćili</text:p>
          </table:table-cell>
          <table:table-cell table:style-name="ce1" office:value-type="string">
            <text:p>wučisći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učizćenju</text:p>
          </table:table-cell>
          <table:table-cell table:style-name="ce1" office:value-type="string">
            <text:p>wučisćenj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čerja</text:p>
          </table:table-cell>
          <table:table-cell office:value-type="string">
            <text:p>wučerj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čeni</text:p>
          </table:table-cell>
          <table:table-cell office:value-type="string">
            <text:p>wučen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učbu</text:p>
          </table:table-cell>
          <table:table-cell office:value-type="string">
            <text:p>wučb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šón</text:p>
          </table:table-cell>
          <table:table-cell office:value-type="string">
            <text:p>wšón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šeje</text:p>
          </table:table-cell>
          <table:table-cell office:value-type="string">
            <text:p>wše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ótnizu</text:p>
          </table:table-cell>
          <table:table-cell table:style-name="ce1" office:value-type="string">
            <text:p>wrótnic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ótniza</text:p>
          </table:table-cell>
          <table:table-cell table:style-name="ce1" office:value-type="string">
            <text:p>wrótnic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rótnik</text:p>
          </table:table-cell>
          <table:table-cell office:value-type="string">
            <text:p>wrótni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ztanjeće⸗li</text:p>
          </table:table-cell>
          <table:table-cell table:style-name="ce1" office:value-type="string">
            <text:p>wostanjeće-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ztałe</text:p>
          </table:table-cell>
          <table:table-cell table:style-name="ce1" office:value-type="string">
            <text:p>wostał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ztała</text:p>
          </table:table-cell>
          <table:table-cell table:style-name="ce1" office:value-type="string">
            <text:p>wostał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ztajimy⸗li</text:p>
          </table:table-cell>
          <table:table-cell table:style-name="ce1" office:value-type="string">
            <text:p>wostajimy-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ztajiće</text:p>
          </table:table-cell>
          <table:table-cell table:style-name="ce1" office:value-type="string">
            <text:p>wostaji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wzam</text:p>
          </table:table-cell>
          <table:table-cell table:style-name="ce1" office:value-type="string">
            <text:p>wowc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wzach</text:p>
          </table:table-cell>
          <table:table-cell table:style-name="ce1" office:value-type="string">
            <text:p>wowca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wčich</text:p>
          </table:table-cell>
          <table:table-cell office:value-type="string">
            <text:p>wowč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wčeŕni</text:p>
          </table:table-cell>
          <table:table-cell table:style-name="ce1" office:value-type="string">
            <text:p>wowčer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ótzowe</text:p>
          </table:table-cell>
          <table:table-cell table:style-name="ce1" office:value-type="string">
            <text:p>wótcow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ótzom</text:p>
          </table:table-cell>
          <table:table-cell table:style-name="ce1" office:value-type="string">
            <text:p>wótc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zal</text:p>
          </table:table-cell>
          <table:table-cell table:style-name="ce1" office:value-type="string">
            <text:p>wotsal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tpołoži</text:p>
          </table:table-cell>
          <table:table-cell office:value-type="string">
            <text:p>wotpołož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molwištaj</text:p>
          </table:table-cell>
          <table:table-cell table:style-name="ce1" office:value-type="string">
            <text:p>wotmołwišt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tkhorił</text:p>
          </table:table-cell>
          <table:table-cell table:style-name="ce1" office:value-type="string">
            <text:p>wotchori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tewrić</text:p>
          </table:table-cell>
          <table:table-cell office:value-type="string">
            <text:p>wotewri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tešli</text:p>
          </table:table-cell>
          <table:table-cell office:value-type="string">
            <text:p>woteš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teńdźech</text:p>
          </table:table-cell>
          <table:table-cell office:value-type="string">
            <text:p>woteńdźe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tćał</text:p>
          </table:table-cell>
          <table:table-cell office:value-type="string">
            <text:p>wotća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tbjerać</text:p>
          </table:table-cell>
          <table:table-cell office:value-type="string">
            <text:p>wotbjer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swobodźi</text:p>
          </table:table-cell>
          <table:table-cell table:style-name="ce1" office:value-type="string">
            <text:p>wuswobodź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swobodźić</text:p>
          </table:table-cell>
          <table:table-cell table:style-name="ce1" office:value-type="string">
            <text:p>wuswobodźi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swjeću</text:p>
          </table:table-cell>
          <table:table-cell office:value-type="string">
            <text:p>woswjeć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swjećił</text:p>
          </table:table-cell>
          <table:table-cell office:value-type="string">
            <text:p>woswjeći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swjećeni</text:p>
          </table:table-cell>
          <table:table-cell office:value-type="string">
            <text:p>woswjeć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óslizu</text:p>
          </table:table-cell>
          <table:table-cell table:style-name="ce1" office:value-type="string">
            <text:p>wóslic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óselzkim</text:p>
          </table:table-cell>
          <table:table-cell table:style-name="ce2" office:value-type="string">
            <text:p>wóselsk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sebnym</text:p>
          </table:table-cell>
          <table:table-cell table:style-name="ce3" office:value-type="string">
            <text:p>wosebny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pušću</text:p>
          </table:table-cell>
          <table:table-cell office:value-type="string">
            <text:p>wopušć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pušćić</text:p>
          </table:table-cell>
          <table:table-cell office:value-type="string">
            <text:p>wopušći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pta</text:p>
          </table:table-cell>
          <table:table-cell office:value-type="string">
            <text:p>wopt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prašujeće</text:p>
          </table:table-cell>
          <table:table-cell office:value-type="string">
            <text:p>woprašuje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prašenje</text:p>
          </table:table-cell>
          <table:table-cell office:value-type="string">
            <text:p>woprašen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pokaž</text:p>
          </table:table-cell>
          <table:table-cell office:value-type="string">
            <text:p>wopokaž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pokazany</text:p>
          </table:table-cell>
          <table:table-cell office:value-type="string">
            <text:p>wopokaza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pječizu</text:p>
          </table:table-cell>
          <table:table-cell table:style-name="ce2" office:value-type="string">
            <text:p>wopječiz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pisał</text:p>
          </table:table-cell>
          <table:table-cell office:value-type="string">
            <text:p>wopisa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pasowaše</text:p>
          </table:table-cell>
          <table:table-cell office:value-type="string">
            <text:p>wopasowaš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pasować</text:p>
          </table:table-cell>
          <table:table-cell office:value-type="string">
            <text:p>wopasowa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pasany</text:p>
          </table:table-cell>
          <table:table-cell office:value-type="string">
            <text:p>wopasa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wón</text:p>
          </table:table-cell>
          <table:table-cell table:style-name="ce1" office:value-type="string">
            <text:p>[Wón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njenja</text:p>
          </table:table-cell>
          <table:table-cell office:value-type="string">
            <text:p>wonjen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njazymi</text:p>
          </table:table-cell>
          <table:table-cell table:style-name="ce1" office:value-type="string">
            <text:p>wonjacy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maču</text:p>
          </table:table-cell>
          <table:table-cell table:style-name="ce3" office:value-type="string">
            <text:p>womač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mača</text:p>
          </table:table-cell>
          <table:table-cell table:style-name="ce3" office:value-type="string">
            <text:p>womač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lijowa</text:p>
          </table:table-cell>
          <table:table-cell office:value-type="string">
            <text:p>wolijow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jowali</text:p>
          </table:table-cell>
          <table:table-cell office:value-type="string">
            <text:p>wojowa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jakej</text:p>
          </table:table-cell>
          <table:table-cell office:value-type="string">
            <text:p>wojakej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hrěwachu</text:p>
          </table:table-cell>
          <table:table-cell office:value-type="string">
            <text:p>wohrěwach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hlejće</text:p>
          </table:table-cell>
          <table:table-cell office:value-type="string">
            <text:p>wohlej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hladanje</text:p>
          </table:table-cell>
          <table:table-cell office:value-type="string">
            <text:p>wohladan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hladali</text:p>
          </table:table-cell>
          <table:table-cell office:value-type="string">
            <text:p>wohlada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dźi</text:p>
          </table:table-cell>
          <table:table-cell office:value-type="string">
            <text:p>wodź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dźechu</text:p>
          </table:table-cell>
          <table:table-cell office:value-type="string">
            <text:p>wodźech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daće</text:p>
          </table:table-cell>
          <table:table-cell office:value-type="string">
            <text:p>woda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čerztwił</text:p>
          </table:table-cell>
          <table:table-cell table:style-name="ce1" office:value-type="string">
            <text:p>wočerstwi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ztupichu</text:p>
          </table:table-cell>
          <table:table-cell table:style-name="ce1" office:value-type="string">
            <text:p>wobstupi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ztał</text:p>
          </table:table-cell>
          <table:table-cell table:style-name="ce1" office:value-type="string">
            <text:p>wobstał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ztajnozći</text:p>
          </table:table-cell>
          <table:table-cell table:style-name="ce1" office:value-type="string">
            <text:p>wobstajnosć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zkoržuje</text:p>
          </table:table-cell>
          <table:table-cell table:style-name="ce1" office:value-type="string">
            <text:p>wobzskoržu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bzkoržnizy</text:p>
          </table:table-cell>
          <table:table-cell table:style-name="ce1" office:value-type="string">
            <text:p>wobskoržnic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bydlenjow</text:p>
          </table:table-cell>
          <table:table-cell office:value-type="string">
            <text:p>wobydlenjow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bydlenje</text:p>
          </table:table-cell>
          <table:table-cell office:value-type="string">
            <text:p>wobydlen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bwjazaštaj</text:p>
          </table:table-cell>
          <table:table-cell office:value-type="string">
            <text:p>wobwjazaštaj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bwjazana</text:p>
          </table:table-cell>
          <table:table-cell office:value-type="string">
            <text:p>wobwjazan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bwinjene</text:p>
          </table:table-cell>
          <table:table-cell office:value-type="string">
            <text:p>wobwinjen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btwjerdźene</text:p>
          </table:table-cell>
          <table:table-cell office:value-type="string">
            <text:p>wobtwjerdźen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bsynjeneho</text:p>
          </table:table-cell>
          <table:table-cell office:value-type="string">
            <text:p>wobsynjeneh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broćenje</text:p>
          </table:table-cell>
          <table:table-cell office:value-type="string">
            <text:p>wobroćen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brězujeće</text:p>
          </table:table-cell>
          <table:table-cell office:value-type="string">
            <text:p>wobrězuje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błožichu</text:p>
          </table:table-cell>
          <table:table-cell office:value-type="string">
            <text:p>wobłožich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bjedujće</text:p>
          </table:table-cell>
          <table:table-cell office:value-type="string">
            <text:p>wobjeduj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bhoń</text:p>
          </table:table-cell>
          <table:table-cell office:value-type="string">
            <text:p>wobhoń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bhonjowaše</text:p>
          </table:table-cell>
          <table:table-cell office:value-type="string">
            <text:p>wobhonjowaš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bhońće</text:p>
          </table:table-cell>
          <table:table-cell office:value-type="string">
            <text:p>wobhoń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beńdźe</text:p>
          </table:table-cell>
          <table:table-cell office:value-type="string">
            <text:p>wobeńdź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bdaty</text:p>
          </table:table-cell>
          <table:table-cell office:value-type="string">
            <text:p>wobda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jezeše</text:p>
          </table:table-cell>
          <table:table-cell office:value-type="string">
            <text:p>wjezeš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jetšeje</text:p>
          </table:table-cell>
          <table:table-cell office:value-type="string">
            <text:p>wjetše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jeselili</text:p>
          </table:table-cell>
          <table:table-cell office:value-type="string">
            <text:p>wjeseli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jeselić</text:p>
          </table:table-cell>
          <table:table-cell office:value-type="string">
            <text:p>wjeseli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jeseleše</text:p>
          </table:table-cell>
          <table:table-cell office:value-type="string">
            <text:p>wjeseleš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jedźiła</text:p>
          </table:table-cell>
          <table:table-cell office:value-type="string">
            <text:p>wjedźił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jedu</text:p>
          </table:table-cell>
          <table:table-cell office:value-type="string">
            <text:p>wjed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ječerju</text:p>
          </table:table-cell>
          <table:table-cell office:value-type="string">
            <text:p>wječerj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inowym</text:p>
          </table:table-cell>
          <table:table-cell office:value-type="string">
            <text:p>winowy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inowu</text:p>
          </table:table-cell>
          <table:table-cell office:value-type="string">
            <text:p>winow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nizaŕ</text:p>
          </table:table-cell>
          <table:table-cell table:style-name="ce1" office:value-type="string">
            <text:p>winica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e</text:p>
          </table:table-cell>
          <table:table-cell table:style-name="ce2" office:value-type="string">
            <text:p>wi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idźimy</text:p>
          </table:table-cell>
          <table:table-cell office:value-type="string">
            <text:p>widźim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idźiła</text:p>
          </table:table-cell>
          <table:table-cell office:value-type="string">
            <text:p>widźił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idźeny</text:p>
          </table:table-cell>
          <table:table-cell office:value-type="string">
            <text:p>widź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zami</text:p>
          </table:table-cell>
          <table:table-cell table:style-name="ce1" office:value-type="string">
            <text:p>wěcam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ětra</text:p>
          </table:table-cell>
          <table:table-cell office:value-type="string">
            <text:p>wětr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rjazy</text:p>
          </table:table-cell>
          <table:table-cell table:style-name="ce1" office:value-type="string">
            <text:p>wěrjac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ěrišty</text:p>
          </table:table-cell>
          <table:table-cell office:value-type="string">
            <text:p>wěriš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riće⸗li</text:p>
          </table:table-cell>
          <table:table-cell table:style-name="ce1" office:value-type="string">
            <text:p>wěriće-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ěmój</text:p>
          </table:table-cell>
          <table:table-cell office:value-type="string">
            <text:p>wěmó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mjy</text:p>
          </table:table-cell>
          <table:table-cell table:style-name="ce1" office:value-type="string">
            <text:p>wě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ek</text:p>
          </table:table-cell>
          <table:table-cell table:style-name="ce2" office:value-type="string">
            <text:p>we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ěčnežiwjenje</text:p>
          </table:table-cell>
          <table:table-cell table:style-name="ce1" office:value-type="string">
            <text:p>wěčne žiwjen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čera</text:p>
          </table:table-cell>
          <table:table-cell office:value-type="string">
            <text:p>wčer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zećim</text:p>
          </table:table-cell>
          <table:table-cell table:style-name="ce1" office:value-type="string">
            <text:p>třeć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yšnozćow</text:p>
          </table:table-cell>
          <table:table-cell table:style-name="ce1" office:value-type="string">
            <text:p>tyšnosćow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ymaj</text:p>
          </table:table-cell>
          <table:table-cell office:value-type="string">
            <text:p>tymaj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ydźenju</text:p>
          </table:table-cell>
          <table:table-cell office:value-type="string">
            <text:p>tydźenj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wojeje</text:p>
          </table:table-cell>
          <table:table-cell office:value-type="string">
            <text:p>twoje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wjerda</text:p>
          </table:table-cell>
          <table:table-cell office:value-type="string">
            <text:p>twjer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</text:p>
          </table:table-cell>
          <table:table-cell table:style-name="ce2" office:value-type="string">
            <text:p>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oštowali</text:p>
          </table:table-cell>
          <table:table-cell table:style-name="ce1" office:value-type="string">
            <text:p>tróštowa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oštowachu</text:p>
          </table:table-cell>
          <table:table-cell table:style-name="ce1" office:value-type="string">
            <text:p>tróštowac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oštarja</text:p>
          </table:table-cell>
          <table:table-cell table:style-name="ce1" office:value-type="string">
            <text:p>tróštar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ojizu</text:p>
          </table:table-cell>
          <table:table-cell table:style-name="ce1" office:value-type="string">
            <text:p>Trojic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rawy</text:p>
          </table:table-cell>
          <table:table-cell office:value-type="string">
            <text:p>tra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owaŕztwa</text:p>
          </table:table-cell>
          <table:table-cell table:style-name="ce1" office:value-type="string">
            <text:p>towarstw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to</text:p>
          </table:table-cell>
          <table:table-cell table:style-name="ce1" office:value-type="string">
            <text:p>[T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kana</text:p>
          </table:table-cell>
          <table:table-cell table:style-name="ce3" office:value-type="string">
            <text:p>tka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iberiazkim</text:p>
          </table:table-cell>
          <table:table-cell table:style-name="ce1" office:value-type="string">
            <text:p>Tiberiask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iberias</text:p>
          </table:table-cell>
          <table:table-cell table:style-name="ce1" office:value-type="string">
            <text:p>Tiberia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iberiasa</text:p>
          </table:table-cell>
          <table:table-cell table:style-name="ce1" office:value-type="string">
            <text:p>Tiberias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thomaš</text:p>
          </table:table-cell>
          <table:table-cell table:style-name="ce1" office:value-type="string">
            <text:p>[Toma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omašo</text:p>
          </table:table-cell>
          <table:table-cell table:style-name="ce1" office:value-type="string">
            <text:p>Tomaš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omašej</text:p>
          </table:table-cell>
          <table:table-cell table:style-name="ce1" office:value-type="string">
            <text:p>Tomaš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ophile</text:p>
          </table:table-cell>
          <table:table-cell table:style-name="ce1" office:value-type="string">
            <text:p>Theophil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epze</text:p>
          </table:table-cell>
          <table:table-cell table:style-name="ce1" office:value-type="string">
            <text:p>tepc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ta</text:p>
          </table:table-cell>
          <table:table-cell table:style-name="ce1" office:value-type="string">
            <text:p>[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tam</text:p>
          </table:table-cell>
          <table:table-cell table:style-name="ce1" office:value-type="string">
            <text:p>[Ta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ajki</text:p>
          </table:table-cell>
          <table:table-cell office:value-type="string">
            <text:p>tajk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yrotow</text:p>
          </table:table-cell>
          <table:table-cell office:value-type="string">
            <text:p>syrotow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ynaj</text:p>
          </table:table-cell>
          <table:table-cell office:value-type="string">
            <text:p>synaj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ymjenja</text:p>
          </table:table-cell>
          <table:table-cell office:value-type="string">
            <text:p>symjenj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yje</text:p>
          </table:table-cell>
          <table:table-cell office:value-type="string">
            <text:p>sy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wom</text:p>
          </table:table-cell>
          <table:table-cell table:style-name="ce2" office:value-type="string">
            <text:p>šwo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wjatu</text:p>
          </table:table-cell>
          <table:table-cell office:value-type="string">
            <text:p>swjat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witanjom</text:p>
          </table:table-cell>
          <table:table-cell office:value-type="string">
            <text:p>switanjo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šwikaše</text:p>
          </table:table-cell>
          <table:table-cell office:value-type="string">
            <text:p>šwika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ězami</text:p>
          </table:table-cell>
          <table:table-cell table:style-name="ce1" office:value-type="string">
            <text:p>swěca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ětłozć</text:p>
          </table:table-cell>
          <table:table-cell table:style-name="ce1" office:value-type="string">
            <text:p>swětłos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wětle</text:p>
          </table:table-cell>
          <table:table-cell office:value-type="string">
            <text:p>swětl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wědomnje</text:p>
          </table:table-cell>
          <table:table-cell office:value-type="string">
            <text:p>swědomn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wědčiš</text:p>
          </table:table-cell>
          <table:table-cell office:value-type="string">
            <text:p>swědčiš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wědčimy</text:p>
          </table:table-cell>
          <table:table-cell office:value-type="string">
            <text:p>swědčim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wědčach</text:p>
          </table:table-cell>
          <table:table-cell office:value-type="string">
            <text:p>swědča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ěćaza</text:p>
          </table:table-cell>
          <table:table-cell table:style-name="ce1" office:value-type="string">
            <text:p>swěćac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rowozć</text:p>
          </table:table-cell>
          <table:table-cell table:style-name="ce1" office:value-type="string">
            <text:p>surowos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šumjenje</text:p>
          </table:table-cell>
          <table:table-cell office:value-type="string">
            <text:p>šumjen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⸗li</text:p>
          </table:table-cell>
          <table:table-cell table:style-name="ce1" office:value-type="string">
            <text:p>su-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uknja</text:p>
          </table:table-cell>
          <table:table-cell office:value-type="string">
            <text:p>suknj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udźi</text:p>
          </table:table-cell>
          <table:table-cell office:value-type="string">
            <text:p>sudź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udźiće</text:p>
          </table:table-cell>
          <table:table-cell office:value-type="string">
            <text:p>sudźi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udźenja</text:p>
          </table:table-cell>
          <table:table-cell office:value-type="string">
            <text:p>sudźenj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udobjo</text:p>
          </table:table-cell>
          <table:table-cell office:value-type="string">
            <text:p>sudobj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udny</text:p>
          </table:table-cell>
          <table:table-cell office:value-type="string">
            <text:p>sudn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udnu</text:p>
          </table:table-cell>
          <table:table-cell office:value-type="string">
            <text:p>sudn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udej</text:p>
          </table:table-cell>
          <table:table-cell office:value-type="string">
            <text:p>sudej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uda</text:p>
          </table:table-cell>
          <table:table-cell office:value-type="string">
            <text:p>sud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uchich</text:p>
          </table:table-cell>
          <table:table-cell office:value-type="string">
            <text:p>suchi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štundow</text:p>
          </table:table-cell>
          <table:table-cell office:value-type="string">
            <text:p>štund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t</text:p>
          </table:table-cell>
          <table:table-cell table:style-name="ce2" office:value-type="string">
            <text:p>š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štrykow</text:p>
          </table:table-cell>
          <table:table-cell office:value-type="string">
            <text:p>štrykow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štrafowane</text:p>
          </table:table-cell>
          <table:table-cell office:value-type="string">
            <text:p>štrafowan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štrafować</text:p>
          </table:table-cell>
          <table:table-cell office:value-type="string">
            <text:p>štrafowa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toó</text:p>
          </table:table-cell>
          <table:table-cell table:style-name="ce1" office:value-type="string">
            <text:p>štó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synu</text:p>
          </table:table-cell>
          <table:table-cell table:style-name="ce1" office:value-type="string">
            <text:p>syn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swjeć</text:p>
          </table:table-cell>
          <table:table-cell table:style-name="ce1" office:value-type="string">
            <text:p>swje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swjaty</text:p>
          </table:table-cell>
          <table:table-cell table:style-name="ce1" office:value-type="string">
            <text:p>swja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swět</text:p>
          </table:table-cell>
          <table:table-cell table:style-name="ce1" office:value-type="string">
            <text:p>swě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susodźi</text:p>
          </table:table-cell>
          <table:table-cell table:style-name="ce1" office:value-type="string">
            <text:p>susodź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su⸗li</text:p>
          </table:table-cell>
          <table:table-cell table:style-name="ce1" office:value-type="string">
            <text:p>su-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sudźi</text:p>
          </table:table-cell>
          <table:table-cell table:style-name="ce1" office:value-type="string">
            <text:p>sudź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suda</text:p>
          </table:table-cell>
          <table:table-cell table:style-name="ce1" office:value-type="string">
            <text:p>su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srjedźa</text:p>
          </table:table-cell>
          <table:table-cell table:style-name="ce1" office:value-type="string">
            <text:p>srjedź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smy</text:p>
          </table:table-cell>
          <table:table-cell table:style-name="ce1" office:value-type="string">
            <text:p>s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směš</text:p>
          </table:table-cell>
          <table:table-cell table:style-name="ce1" office:value-type="string">
            <text:p>smě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slepyrodźeny</text:p>
          </table:table-cell>
          <table:table-cell table:style-name="ce1" office:value-type="string">
            <text:p>slepyrodźe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sabat</text:p>
          </table:table-cell>
          <table:table-cell table:style-name="ce1" office:value-type="string">
            <text:p>saba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pi-li</text:p>
          </table:table-cell>
          <table:table-cell office:value-type="string">
            <text:p>spi-l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otzje</text:p>
          </table:table-cell>
          <table:table-cell table:style-name="ce4" office:value-type="string">
            <text:p>sotc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órzuch</text:p>
          </table:table-cell>
          <table:table-cell table:style-name="ce1" office:value-type="string">
            <text:p>šórcu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órzuchom</text:p>
          </table:table-cell>
          <table:table-cell table:style-name="ce1" office:value-type="string">
            <text:p>šórcucho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obotny</text:p>
          </table:table-cell>
          <table:table-cell office:value-type="string">
            <text:p>sobot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nošće</text:p>
          </table:table-cell>
          <table:table-cell table:style-name="ce1" office:value-type="string">
            <text:p>znoš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mjerdźi</text:p>
          </table:table-cell>
          <table:table-cell office:value-type="string">
            <text:p>smjerdź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měli</text:p>
          </table:table-cell>
          <table:table-cell office:value-type="string">
            <text:p>smě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łyšiš</text:p>
          </table:table-cell>
          <table:table-cell office:value-type="string">
            <text:p>słyšiš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łužomnikam</text:p>
          </table:table-cell>
          <table:table-cell table:style-name="ce3" office:value-type="string">
            <text:p>słužomnika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łužbu</text:p>
          </table:table-cell>
          <table:table-cell office:value-type="string">
            <text:p>słužb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linow</text:p>
          </table:table-cell>
          <table:table-cell office:value-type="string">
            <text:p>slin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le"</text:p>
          </table:table-cell>
          <table:table-cell table:style-name="ce2" office:value-type="string">
            <text:p>sle"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łabše</text:p>
          </table:table-cell>
          <table:table-cell office:value-type="string">
            <text:p>słabš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ionzka</text:p>
          </table:table-cell>
          <table:table-cell table:style-name="ce2" office:value-type="string">
            <text:p>Cionsk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ichar</text:p>
          </table:table-cell>
          <table:table-cell table:style-name="ce1" office:value-type="string">
            <text:p>Sicha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xagezima</text:p>
          </table:table-cell>
          <table:table-cell table:style-name="ce2" office:value-type="string">
            <text:p>Sexagezim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šěsć</text:p>
          </table:table-cell>
          <table:table-cell table:style-name="ce1" office:value-type="string">
            <text:p>[Šěsć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šedši</text:p>
          </table:table-cell>
          <table:table-cell table:style-name="ce2" office:value-type="string">
            <text:p>šedš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edmej</text:p>
          </table:table-cell>
          <table:table-cell office:value-type="string">
            <text:p>sedm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chtunda</text:p>
          </table:table-cell>
          <table:table-cell table:style-name="ce1" office:value-type="string">
            <text:p>štun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chłto</text:p>
          </table:table-cell>
          <table:table-cell table:style-name="ce1" office:value-type="string">
            <text:p>Št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chimanowy</text:p>
          </table:table-cell>
          <table:table-cell table:style-name="ce1" office:value-type="string">
            <text:p>Šimanow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chimanowemu</text:p>
          </table:table-cell>
          <table:table-cell table:style-name="ce1" office:value-type="string">
            <text:p>Šimanowe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ěrajće</text:p>
          </table:table-cell>
          <table:table-cell table:style-name="ce1" office:value-type="string">
            <text:p>zběrajć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so</text:p>
          </table:table-cell>
          <table:table-cell table:style-name="ce1" office:value-type="string">
            <text:p>zas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amym,</text:p>
          </table:table-cell>
          <table:table-cell office:value-type="string">
            <text:p>samym,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amymi</text:p>
          </table:table-cell>
          <table:table-cell office:value-type="string">
            <text:p>samy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marizzy</text:p>
          </table:table-cell>
          <table:table-cell table:style-name="ce2" office:value-type="string">
            <text:p>Samarisc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marizkim</text:p>
          </table:table-cell>
          <table:table-cell table:style-name="ce1" office:value-type="string">
            <text:p>samarisk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marizkimi</text:p>
          </table:table-cell>
          <table:table-cell table:style-name="ce1" office:value-type="string">
            <text:p>samariskim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marizkich</text:p>
          </table:table-cell>
          <table:table-cell table:style-name="ce1" office:value-type="string">
            <text:p>samarisk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marizkeho</text:p>
          </table:table-cell>
          <table:table-cell table:style-name="ce1" office:value-type="string">
            <text:p>samariskeh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mariu</text:p>
          </table:table-cell>
          <table:table-cell table:style-name="ce1" office:value-type="string">
            <text:p>Samari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maritzkich</text:p>
          </table:table-cell>
          <table:table-cell table:style-name="ce1" office:value-type="string">
            <text:p>samaritskic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marije</text:p>
          </table:table-cell>
          <table:table-cell table:style-name="ce1" office:value-type="string">
            <text:p>Samari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amaj</text:p>
          </table:table-cell>
          <table:table-cell office:value-type="string">
            <text:p>sama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lomonowej</text:p>
          </table:table-cell>
          <table:table-cell office:value-type="string">
            <text:p>Salomonowej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limje</text:p>
          </table:table-cell>
          <table:table-cell office:value-type="string">
            <text:p>Salim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abatow</text:p>
          </table:table-cell>
          <table:table-cell office:value-type="string">
            <text:p>sabatow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yčow</text:p>
          </table:table-cell>
          <table:table-cell office:value-type="string">
            <text:p>ryčow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yčo</text:p>
          </table:table-cell>
          <table:table-cell office:value-type="string">
            <text:p>ryč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yčimy</text:p>
          </table:table-cell>
          <table:table-cell table:style-name="ce1" office:value-type="string">
            <text:p>rěčim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yčała</text:p>
          </table:table-cell>
          <table:table-cell table:style-name="ce1" office:value-type="string">
            <text:p>rěčał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ybami</text:p>
          </table:table-cell>
          <table:table-cell office:value-type="string">
            <text:p>rybam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uny</text:p>
          </table:table-cell>
          <table:table-cell office:value-type="string">
            <text:p>run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ubow</text:p>
          </table:table-cell>
          <table:table-cell office:value-type="string">
            <text:p>rubow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ubom</text:p>
          </table:table-cell>
          <table:table-cell office:value-type="string">
            <text:p>rubo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ubami</text:p>
          </table:table-cell>
          <table:table-cell office:value-type="string">
            <text:p>rubam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ozć</text:p>
          </table:table-cell>
          <table:table-cell office:value-type="string">
            <text:p>roz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owom</text:p>
          </table:table-cell>
          <table:table-cell office:value-type="string">
            <text:p>rowo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owje</text:p>
          </table:table-cell>
          <table:table-cell office:value-type="string">
            <text:p>row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osžehlili</text:p>
          </table:table-cell>
          <table:table-cell office:value-type="string">
            <text:p>rosžehli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oswježće</text:p>
          </table:table-cell>
          <table:table-cell office:value-type="string">
            <text:p>roswjež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oswjazać</text:p>
          </table:table-cell>
          <table:table-cell office:value-type="string">
            <text:p>roswjaza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oswalće</text:p>
          </table:table-cell>
          <table:table-cell office:value-type="string">
            <text:p>roswal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ossywa</text:p>
          </table:table-cell>
          <table:table-cell office:value-type="string">
            <text:p>rossyw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ossypa</text:p>
          </table:table-cell>
          <table:table-cell office:value-type="string">
            <text:p>rossyp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osrudźi</text:p>
          </table:table-cell>
          <table:table-cell office:value-type="string">
            <text:p>rosrudź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ospróši</text:p>
          </table:table-cell>
          <table:table-cell office:value-type="string">
            <text:p>rospróš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ospróšiće</text:p>
          </table:table-cell>
          <table:table-cell office:value-type="string">
            <text:p>rospróši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oskłó</text:p>
          </table:table-cell>
          <table:table-cell office:value-type="string">
            <text:p>roskłó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oshonjene</text:p>
          </table:table-cell>
          <table:table-cell office:value-type="string">
            <text:p>roshonjen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osdźělili</text:p>
          </table:table-cell>
          <table:table-cell office:value-type="string">
            <text:p>rosdźěli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osda</text:p>
          </table:table-cell>
          <table:table-cell office:value-type="string">
            <text:p>rosd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omzzy</text:p>
          </table:table-cell>
          <table:table-cell office:value-type="string">
            <text:p>romzz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ogate</text:p>
          </table:table-cell>
          <table:table-cell office:value-type="string">
            <text:p>rogat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odźeni</text:p>
          </table:table-cell>
          <table:table-cell office:value-type="string">
            <text:p>rodźen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odźenemu</text:p>
          </table:table-cell>
          <table:table-cell office:value-type="string">
            <text:p>rodźenem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jemješki</text:p>
          </table:table-cell>
          <table:table-cell office:value-type="string">
            <text:p>rjemješk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ěku</text:p>
          </table:table-cell>
          <table:table-cell office:value-type="string">
            <text:p>rěk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ěki</text:p>
          </table:table-cell>
          <table:table-cell office:value-type="string">
            <text:p>rěk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adźił</text:p>
          </table:table-cell>
          <table:table-cell office:value-type="string">
            <text:p>radźi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abbuni</text:p>
          </table:table-cell>
          <table:table-cell office:value-type="string">
            <text:p>rabbun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z.</text:p>
          </table:table-cell>
          <table:table-cell office:value-type="string">
            <text:p>pz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ytataj</text:p>
          </table:table-cell>
          <table:table-cell office:value-type="string">
            <text:p>pytataj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ytaš</text:p>
          </table:table-cell>
          <table:table-cell office:value-type="string">
            <text:p>pytaš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urpurzku</text:p>
          </table:table-cell>
          <table:table-cell office:value-type="string">
            <text:p>purpurzk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urpurzkim</text:p>
          </table:table-cell>
          <table:table-cell office:value-type="string">
            <text:p>purpurzki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itwarku</text:p>
          </table:table-cell>
          <table:table-cell office:value-type="string">
            <text:p>pšitwark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itwarkow</text:p>
          </table:table-cell>
          <table:table-cell office:value-type="string">
            <text:p>pšitwarkow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isłowa</text:p>
          </table:table-cell>
          <table:table-cell office:value-type="string">
            <text:p>pšisłow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iń*</text:p>
          </table:table-cell>
          <table:table-cell office:value-type="string">
            <text:p>pšiń*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injesła</text:p>
          </table:table-cell>
          <table:table-cell office:value-type="string">
            <text:p>pšinjesł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ikhadźuju</text:p>
          </table:table-cell>
          <table:table-cell office:value-type="string">
            <text:p>pšikhadźuj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ikhadźa</text:p>
          </table:table-cell>
          <table:table-cell office:value-type="string">
            <text:p>pšikhadź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ikhadźachu</text:p>
          </table:table-cell>
          <table:table-cell office:value-type="string">
            <text:p>pšikhadźach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ikazuju</text:p>
          </table:table-cell>
          <table:table-cell office:value-type="string">
            <text:p>pšikazuj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ikazam</text:p>
          </table:table-cell>
          <table:table-cell office:value-type="string">
            <text:p>pšikaza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ijeć</text:p>
          </table:table-cell>
          <table:table-cell office:value-type="string">
            <text:p>pšije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ichodny</text:p>
          </table:table-cell>
          <table:table-cell office:value-type="string">
            <text:p>pšichodn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ichodne</text:p>
          </table:table-cell>
          <table:table-cell office:value-type="string">
            <text:p>pšichodn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eze</text:p>
          </table:table-cell>
          <table:table-cell office:value-type="string">
            <text:p>pšez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ezćěhanju</text:p>
          </table:table-cell>
          <table:table-cell office:value-type="string">
            <text:p>pšezćěhanj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ezćěhali</text:p>
          </table:table-cell>
          <table:table-cell office:value-type="string">
            <text:p>pšezćěha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ezćěhachu</text:p>
          </table:table-cell>
          <table:table-cell office:value-type="string">
            <text:p>pšezćěhach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ewobroćić</text:p>
          </table:table-cell>
          <table:table-cell office:value-type="string">
            <text:p>pšewobroći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ewinuł</text:p>
          </table:table-cell>
          <table:table-cell office:value-type="string">
            <text:p>pšewinu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eradźenje</text:p>
          </table:table-cell>
          <table:table-cell office:value-type="string">
            <text:p>pšeradźen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eńć</text:p>
          </table:table-cell>
          <table:table-cell office:value-type="string">
            <text:p>pšeń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eńčne</text:p>
          </table:table-cell>
          <table:table-cell office:value-type="string">
            <text:p>pšeńčn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eměnjerjow</text:p>
          </table:table-cell>
          <table:table-cell office:value-type="string">
            <text:p>pšeměnjerjow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eměnjerjam</text:p>
          </table:table-cell>
          <table:table-cell office:value-type="string">
            <text:p>pšeměnjerja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ekrasnjenje</text:p>
          </table:table-cell>
          <table:table-cell office:value-type="string">
            <text:p>pšekrasnjen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edata</text:p>
          </table:table-cell>
          <table:table-cell office:value-type="string">
            <text:p>pšedat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ećiwnozć</text:p>
          </table:table-cell>
          <table:table-cell office:value-type="string">
            <text:p>pšećiwnoz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ećiwi</text:p>
          </table:table-cell>
          <table:table-cell office:value-type="string">
            <text:p>pšećiw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ećišćał</text:p>
          </table:table-cell>
          <table:table-cell office:value-type="string">
            <text:p>pšećišća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šebywachu</text:p>
          </table:table-cell>
          <table:table-cell office:value-type="string">
            <text:p>pšebywach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rosyš</text:p>
          </table:table-cell>
          <table:table-cell office:value-type="string">
            <text:p>prosyš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rosyła</text:p>
          </table:table-cell>
          <table:table-cell office:value-type="string">
            <text:p>prosył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rošeŕ</text:p>
          </table:table-cell>
          <table:table-cell office:value-type="string">
            <text:p>prošeŕ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rjódku</text:p>
          </table:table-cell>
          <table:table-cell office:value-type="string">
            <text:p>prjódk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[přetož</text:p>
          </table:table-cell>
          <table:table-cell office:value-type="string">
            <text:p>[přetož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rěńšu</text:p>
          </table:table-cell>
          <table:table-cell office:value-type="string">
            <text:p>prěńš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rěnjeho</text:p>
          </table:table-cell>
          <table:table-cell office:value-type="string">
            <text:p>prěnjeh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rěd</text:p>
          </table:table-cell>
          <table:table-cell office:value-type="string">
            <text:p>prě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rědaŕzki</text:p>
          </table:table-cell>
          <table:table-cell office:value-type="string">
            <text:p>prědaŕzk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rašej</text:p>
          </table:table-cell>
          <table:table-cell office:value-type="string">
            <text:p>prašej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rašał</text:p>
          </table:table-cell>
          <table:table-cell office:value-type="string">
            <text:p>praša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rajitaj</text:p>
          </table:table-cell>
          <table:table-cell office:value-type="string">
            <text:p>prajitaj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rajik</text:p>
          </table:table-cell>
          <table:table-cell office:value-type="string">
            <text:p>praji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raještaj</text:p>
          </table:table-cell>
          <table:table-cell office:value-type="string">
            <text:p>praještaj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rajach</text:p>
          </table:table-cell>
          <table:table-cell office:value-type="string">
            <text:p>praja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ztrowjeny</text:p>
          </table:table-cell>
          <table:table-cell office:value-type="string">
            <text:p>poztrowjen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ztaže</text:p>
          </table:table-cell>
          <table:table-cell office:value-type="string">
            <text:p>poztaž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ztawaše</text:p>
          </table:table-cell>
          <table:table-cell office:value-type="string">
            <text:p>poztawaš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ztańće</text:p>
          </table:table-cell>
          <table:table-cell office:value-type="string">
            <text:p>poztań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óznaju</text:p>
          </table:table-cell>
          <table:table-cell office:value-type="string">
            <text:p>póznaj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óznajemy</text:p>
          </table:table-cell>
          <table:table-cell office:value-type="string">
            <text:p>póznajem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óznaja</text:p>
          </table:table-cell>
          <table:table-cell office:value-type="string">
            <text:p>póznaj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wyšił</text:p>
          </table:table-cell>
          <table:table-cell office:value-type="string">
            <text:p>powyši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wyšić</text:p>
          </table:table-cell>
          <table:table-cell office:value-type="string">
            <text:p>powyši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wobjedowali</text:p>
          </table:table-cell>
          <table:table-cell office:value-type="string">
            <text:p>powobjedowa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wjedźe</text:p>
          </table:table-cell>
          <table:table-cell office:value-type="string">
            <text:p>powjedź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wjedali</text:p>
          </table:table-cell>
          <table:table-cell office:value-type="string">
            <text:p>powjeda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ótny</text:p>
          </table:table-cell>
          <table:table-cell office:value-type="string">
            <text:p>pótn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ótnym</text:p>
          </table:table-cell>
          <table:table-cell office:value-type="string">
            <text:p>pótny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tajny</text:p>
          </table:table-cell>
          <table:table-cell office:value-type="string">
            <text:p>potajn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swjećenje</text:p>
          </table:table-cell>
          <table:table-cell office:value-type="string">
            <text:p>poswjećen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soł</text:p>
          </table:table-cell>
          <table:table-cell office:value-type="string">
            <text:p>poso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słuchałe</text:p>
          </table:table-cell>
          <table:table-cell office:value-type="string">
            <text:p>posłuchał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ósli</text:p>
          </table:table-cell>
          <table:table-cell office:value-type="string">
            <text:p>pós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slenjeho</text:p>
          </table:table-cell>
          <table:table-cell office:value-type="string">
            <text:p>poslenjeh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ósłaštej</text:p>
          </table:table-cell>
          <table:table-cell office:value-type="string">
            <text:p>pósłaštej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sadźene</text:p>
          </table:table-cell>
          <table:table-cell office:value-type="string">
            <text:p>posadźen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ryča</text:p>
          </table:table-cell>
          <table:table-cell office:value-type="string">
            <text:p>poryč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ručił</text:p>
          </table:table-cell>
          <table:table-cell office:value-type="string">
            <text:p>poruči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rodźuje</text:p>
          </table:table-cell>
          <table:table-cell office:value-type="string">
            <text:p>porodźu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rodźiła</text:p>
          </table:table-cell>
          <table:table-cell office:value-type="string">
            <text:p>porodźił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[po</text:p>
          </table:table-cell>
          <table:table-cell office:value-type="string">
            <text:p>[p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panuć</text:p>
          </table:table-cell>
          <table:table-cell office:value-type="string">
            <text:p>popanu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panjenu</text:p>
          </table:table-cell>
          <table:table-cell office:value-type="string">
            <text:p>popanjen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panjena</text:p>
          </table:table-cell>
          <table:table-cell office:value-type="string">
            <text:p>popanjen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óndźemy</text:p>
          </table:table-cell>
          <table:table-cell office:value-type="string">
            <text:p>póndźem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óńdźa</text:p>
          </table:table-cell>
          <table:table-cell office:value-type="string">
            <text:p>póńdź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łož</text:p>
          </table:table-cell>
          <table:table-cell office:value-type="string">
            <text:p>połož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łožištaj</text:p>
          </table:table-cell>
          <table:table-cell office:value-type="string">
            <text:p>połožištaj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lěpšało</text:p>
          </table:table-cell>
          <table:table-cell office:value-type="string">
            <text:p>polěpšał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łdra</text:p>
          </table:table-cell>
          <table:table-cell office:value-type="string">
            <text:p>połdr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krotki</text:p>
          </table:table-cell>
          <table:table-cell office:value-type="string">
            <text:p>pokrotk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klaty</text:p>
          </table:table-cell>
          <table:table-cell office:value-type="string">
            <text:p>pokla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khodźi</text:p>
          </table:table-cell>
          <table:table-cell office:value-type="string">
            <text:p>pokhodź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khili</text:p>
          </table:table-cell>
          <table:table-cell office:value-type="string">
            <text:p>pokhi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kazuje</text:p>
          </table:table-cell>
          <table:table-cell office:value-type="string">
            <text:p>pokazu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kažeš</text:p>
          </table:table-cell>
          <table:table-cell office:value-type="string">
            <text:p>pokažeš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ójtaj</text:p>
          </table:table-cell>
          <table:table-cell office:value-type="string">
            <text:p>pójtaj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jěs</text:p>
          </table:table-cell>
          <table:table-cell office:value-type="string">
            <text:p>pojě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hrjebanja</text:p>
          </table:table-cell>
          <table:table-cell office:value-type="string">
            <text:p>pohrjebanj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hóršowali</text:p>
          </table:table-cell>
          <table:table-cell office:value-type="string">
            <text:p>pohóršowa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hladaj</text:p>
          </table:table-cell>
          <table:table-cell office:value-type="string">
            <text:p>pohladaj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hladachu</text:p>
          </table:table-cell>
          <table:table-cell office:value-type="string">
            <text:p>pohladach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daj</text:p>
          </table:table-cell>
          <table:table-cell office:value-type="string">
            <text:p>podaj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čawši</text:p>
          </table:table-cell>
          <table:table-cell office:value-type="string">
            <text:p>počawš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ćahnu</text:p>
          </table:table-cell>
          <table:table-cell office:value-type="string">
            <text:p>poćahn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bu</text:p>
          </table:table-cell>
          <table:table-cell office:value-type="string">
            <text:p>pob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brachnu</text:p>
          </table:table-cell>
          <table:table-cell office:value-type="string">
            <text:p>pobrachn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oběhnja</text:p>
          </table:table-cell>
          <table:table-cell office:value-type="string">
            <text:p>poběhnj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lunu</text:p>
          </table:table-cell>
          <table:table-cell office:value-type="string">
            <text:p>plun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lizty</text:p>
          </table:table-cell>
          <table:table-cell office:value-type="string">
            <text:p>pliz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liztu</text:p>
          </table:table-cell>
          <table:table-cell office:value-type="string">
            <text:p>plizt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łakała</text:p>
          </table:table-cell>
          <table:table-cell office:value-type="string">
            <text:p>płakał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łačo</text:p>
          </table:table-cell>
          <table:table-cell office:value-type="string">
            <text:p>płač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łachtami</text:p>
          </table:table-cell>
          <table:table-cell office:value-type="string">
            <text:p>płachtam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jeńku</text:p>
          </table:table-cell>
          <table:table-cell office:value-type="string">
            <text:p>pjeńk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jenjezow</text:p>
          </table:table-cell>
          <table:table-cell office:value-type="string">
            <text:p>pjenjezow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jatnaće</text:p>
          </table:table-cell>
          <table:table-cell office:value-type="string">
            <text:p>pjatna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ismu</text:p>
          </table:table-cell>
          <table:table-cell office:value-type="string">
            <text:p>pism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ismam</text:p>
          </table:table-cell>
          <table:table-cell office:value-type="string">
            <text:p>pisma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isali</text:p>
          </table:table-cell>
          <table:table-cell office:value-type="string">
            <text:p>pisa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ił</text:p>
          </table:table-cell>
          <table:table-cell office:value-type="string">
            <text:p>pi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ilatom</text:p>
          </table:table-cell>
          <table:table-cell office:value-type="string">
            <text:p>pilato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hil</text:p>
          </table:table-cell>
          <table:table-cell office:value-type="string">
            <text:p>phil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[philippus</text:p>
          </table:table-cell>
          <table:table-cell office:value-type="string">
            <text:p>[philippu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hilippje</text:p>
          </table:table-cell>
          <table:table-cell office:value-type="string">
            <text:p>philipp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ětru</text:p>
          </table:table-cell>
          <table:table-cell office:value-type="string">
            <text:p>pětr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ětroweho</text:p>
          </table:table-cell>
          <table:table-cell office:value-type="string">
            <text:p>pětroweho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pětr17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aztwu</text:p>
          </table:table-cell>
          <table:table-cell office:value-type="string">
            <text:p>paztw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anuchu</text:p>
          </table:table-cell>
          <table:table-cell office:value-type="string">
            <text:p>panuch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almowych</text:p>
          </table:table-cell>
          <table:table-cell office:value-type="string">
            <text:p>palmowy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aduši</text:p>
          </table:table-cell>
          <table:table-cell office:value-type="string">
            <text:p>paduš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t.</text:p>
          </table:table-cell>
          <table:table-cell office:value-type="string">
            <text:p>nt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óžnjow</text:p>
          </table:table-cell>
          <table:table-cell office:value-type="string">
            <text:p>nóžnjow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owu</text:p>
          </table:table-cell>
          <table:table-cell office:value-type="string">
            <text:p>now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osyć</text:p>
          </table:table-cell>
          <table:table-cell office:value-type="string">
            <text:p>nosy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ošeše</text:p>
          </table:table-cell>
          <table:table-cell office:value-type="string">
            <text:p>nošeš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oham</text:p>
          </table:table-cell>
          <table:table-cell office:value-type="string">
            <text:p>noha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ochzyło</text:p>
          </table:table-cell>
          <table:table-cell office:value-type="string">
            <text:p>nochzył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ochzu</text:p>
          </table:table-cell>
          <table:table-cell office:value-type="string">
            <text:p>nochz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ochzeš</text:p>
          </table:table-cell>
          <table:table-cell office:value-type="string">
            <text:p>nochzeš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ochzeće</text:p>
          </table:table-cell>
          <table:table-cell office:value-type="string">
            <text:p>nochze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ochzeće⸗li</text:p>
          </table:table-cell>
          <table:table-cell office:value-type="string">
            <text:p>nochzeće⸗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zwaži</text:p>
          </table:table-cell>
          <table:table-cell office:value-type="string">
            <text:p>njezwaž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ztupi</text:p>
          </table:table-cell>
          <table:table-cell office:value-type="string">
            <text:p>njeztup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ztróž</text:p>
          </table:table-cell>
          <table:table-cell office:value-type="string">
            <text:p>njeztróž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ztróžej</text:p>
          </table:table-cell>
          <table:table-cell office:value-type="string">
            <text:p>njeztróžej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ztrachuj</text:p>
          </table:table-cell>
          <table:table-cell office:value-type="string">
            <text:p>njeztrachuj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ztało</text:p>
          </table:table-cell>
          <table:table-cell office:value-type="string">
            <text:p>njeztał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zpomni</text:p>
          </table:table-cell>
          <table:table-cell office:value-type="string">
            <text:p>njezpomn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złamachu</text:p>
          </table:table-cell>
          <table:table-cell office:value-type="string">
            <text:p>njezłamach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zhubił</text:p>
          </table:table-cell>
          <table:table-cell office:value-type="string">
            <text:p>njezhubi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zhrěš</text:p>
          </table:table-cell>
          <table:table-cell office:value-type="string">
            <text:p>njezhrěš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zatamam</text:p>
          </table:table-cell>
          <table:table-cell office:value-type="string">
            <text:p>njezatama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zaprě</text:p>
          </table:table-cell>
          <table:table-cell office:value-type="string">
            <text:p>njezaprě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zańdźe</text:p>
          </table:table-cell>
          <table:table-cell office:value-type="string">
            <text:p>njezańdź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wuzteji</text:p>
          </table:table-cell>
          <table:table-cell office:value-type="string">
            <text:p>njewuztej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wuznachu</text:p>
          </table:table-cell>
          <table:table-cell office:value-type="string">
            <text:p>njewuznach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woztał</text:p>
          </table:table-cell>
          <table:table-cell office:value-type="string">
            <text:p>njewozta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woztałe</text:p>
          </table:table-cell>
          <table:table-cell office:value-type="string">
            <text:p>njewoztał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wopraša</text:p>
          </table:table-cell>
          <table:table-cell office:value-type="string">
            <text:p>njewopraš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wobroćili</text:p>
          </table:table-cell>
          <table:table-cell office:value-type="string">
            <text:p>njewobroći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wjeztu</text:p>
          </table:table-cell>
          <table:table-cell office:value-type="string">
            <text:p>njewjezt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widźu</text:p>
          </table:table-cell>
          <table:table-cell office:value-type="string">
            <text:p>njewidź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widźi</text:p>
          </table:table-cell>
          <table:table-cell office:value-type="string">
            <text:p>njewidź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widźich</text:p>
          </table:table-cell>
          <table:table-cell office:value-type="string">
            <text:p>njewidźi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widźiće</text:p>
          </table:table-cell>
          <table:table-cell office:value-type="string">
            <text:p>njewidźi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widźeše</text:p>
          </table:table-cell>
          <table:table-cell office:value-type="string">
            <text:p>njewidźeš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wěrjazy</text:p>
          </table:table-cell>
          <table:table-cell office:value-type="string">
            <text:p>njewěrjaz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wěriš</text:p>
          </table:table-cell>
          <table:table-cell office:value-type="string">
            <text:p>njewěriš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wěŕće</text:p>
          </table:table-cell>
          <table:table-cell office:value-type="string">
            <text:p>njewěŕ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tyknu</text:p>
          </table:table-cell>
          <table:table-cell office:value-type="string">
            <text:p>njetykn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trjebała</text:p>
          </table:table-cell>
          <table:table-cell office:value-type="string">
            <text:p>njetrjebał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sudźu</text:p>
          </table:table-cell>
          <table:table-cell office:value-type="string">
            <text:p>njesudź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sudźi</text:p>
          </table:table-cell>
          <table:table-cell office:value-type="string">
            <text:p>njesudź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směmy</text:p>
          </table:table-cell>
          <table:table-cell office:value-type="string">
            <text:p>njesměm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słyši</text:p>
          </table:table-cell>
          <table:table-cell office:value-type="string">
            <text:p>njesłyš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šita</text:p>
          </table:table-cell>
          <table:table-cell office:value-type="string">
            <text:p>nješit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ryču</text:p>
          </table:table-cell>
          <table:table-cell office:value-type="string">
            <text:p>njeryč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ryčiš</text:p>
          </table:table-cell>
          <table:table-cell office:value-type="string">
            <text:p>njeryčiš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rostorže</text:p>
          </table:table-cell>
          <table:table-cell office:value-type="string">
            <text:p>njerostorž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rospomniće</text:p>
          </table:table-cell>
          <table:table-cell office:value-type="string">
            <text:p>njerospomni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rosdźělmy</text:p>
          </table:table-cell>
          <table:table-cell office:value-type="string">
            <text:p>njerosdźělm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rodźi</text:p>
          </table:table-cell>
          <table:table-cell office:value-type="string">
            <text:p>njerodź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rjeknu</text:p>
          </table:table-cell>
          <table:table-cell office:value-type="string">
            <text:p>njerjekn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pytam</text:p>
          </table:table-cell>
          <table:table-cell office:value-type="string">
            <text:p>njepyta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pšińdźechu</text:p>
          </table:table-cell>
          <table:table-cell office:value-type="string">
            <text:p>njepšińdźech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pšimaše</text:p>
          </table:table-cell>
          <table:table-cell office:value-type="string">
            <text:p>njepšimaš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pšeztachu</text:p>
          </table:table-cell>
          <table:table-cell office:value-type="string">
            <text:p>njepšeztach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prawda</text:p>
          </table:table-cell>
          <table:table-cell office:value-type="string">
            <text:p>njeprawd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prajiš</text:p>
          </table:table-cell>
          <table:table-cell office:value-type="string">
            <text:p>njeprajiš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praji</text:p>
          </table:table-cell>
          <table:table-cell office:value-type="string">
            <text:p>njepraj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prajimy</text:p>
          </table:table-cell>
          <table:table-cell office:value-type="string">
            <text:p>njeprajim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prajiće</text:p>
          </table:table-cell>
          <table:table-cell office:value-type="string">
            <text:p>njepraji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praješe</text:p>
          </table:table-cell>
          <table:table-cell office:value-type="string">
            <text:p>njepraješ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praja</text:p>
          </table:table-cell>
          <table:table-cell office:value-type="string">
            <text:p>njepraj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poztanje</text:p>
          </table:table-cell>
          <table:table-cell office:value-type="string">
            <text:p>njepoztan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potrjebaše</text:p>
          </table:table-cell>
          <table:table-cell office:value-type="string">
            <text:p>njepotrjebaš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posłuchaće</text:p>
          </table:table-cell>
          <table:table-cell office:value-type="string">
            <text:p>njeposłucha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póńdu</text:p>
          </table:table-cell>
          <table:table-cell office:value-type="string">
            <text:p>njepóńd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pomha</text:p>
          </table:table-cell>
          <table:table-cell office:value-type="string">
            <text:p>njepomh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pomhał</text:p>
          </table:table-cell>
          <table:table-cell office:value-type="string">
            <text:p>njepomha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połožu</text:p>
          </table:table-cell>
          <table:table-cell office:value-type="string">
            <text:p>njepołož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połoži</text:p>
          </table:table-cell>
          <table:table-cell office:value-type="string">
            <text:p>njepołož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pobychu</text:p>
          </table:table-cell>
          <table:table-cell office:value-type="string">
            <text:p>njepobych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piš</text:p>
          </table:table-cell>
          <table:table-cell office:value-type="string">
            <text:p>njepiš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ńdźěchu</text:p>
          </table:table-cell>
          <table:table-cell office:value-type="string">
            <text:p>njeńdźěch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ńdu</text:p>
          </table:table-cell>
          <table:table-cell office:value-type="string">
            <text:p>njeńd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nałowichu</text:p>
          </table:table-cell>
          <table:table-cell office:value-type="string">
            <text:p>njenałowich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nadpanje</text:p>
          </table:table-cell>
          <table:table-cell office:value-type="string">
            <text:p>njenadpan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mudry</text:p>
          </table:table-cell>
          <table:table-cell office:value-type="string">
            <text:p>njemudr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móžeš</text:p>
          </table:table-cell>
          <table:table-cell office:value-type="string">
            <text:p>njemóžeš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mórčće</text:p>
          </table:table-cell>
          <table:table-cell office:value-type="string">
            <text:p>njemórč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měł</text:p>
          </table:table-cell>
          <table:table-cell office:value-type="string">
            <text:p>njemě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lubuje</text:p>
          </table:table-cell>
          <table:table-cell office:value-type="string">
            <text:p>njelubu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kšćiše</text:p>
          </table:table-cell>
          <table:table-cell office:value-type="string">
            <text:p>njekšćiš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kładźeše</text:p>
          </table:table-cell>
          <table:table-cell office:value-type="string">
            <text:p>njekładźeš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khodźili</text:p>
          </table:table-cell>
          <table:table-cell office:value-type="string">
            <text:p>njekhodźi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khodźeše</text:p>
          </table:table-cell>
          <table:table-cell office:value-type="string">
            <text:p>njekhodźeš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khodźachu</text:p>
          </table:table-cell>
          <table:table-cell office:value-type="string">
            <text:p>njekhodźach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kamjenjujemy</text:p>
          </table:table-cell>
          <table:table-cell office:value-type="string">
            <text:p>njekamjenjujem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hrěš</text:p>
          </table:table-cell>
          <table:table-cell office:value-type="string">
            <text:p>njehrěš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hladam</text:p>
          </table:table-cell>
          <table:table-cell office:value-type="string">
            <text:p>njehlada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dźiwaj</text:p>
          </table:table-cell>
          <table:table-cell office:value-type="string">
            <text:p>njedźiwaj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dźiwajće</text:p>
          </table:table-cell>
          <table:table-cell office:value-type="string">
            <text:p>njedźiwaj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dowěri</text:p>
          </table:table-cell>
          <table:table-cell office:value-type="string">
            <text:p>njedowěr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dotkń</text:p>
          </table:table-cell>
          <table:table-cell office:value-type="string">
            <text:p>njedotkń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dokonjeće</text:p>
          </table:table-cell>
          <table:table-cell office:value-type="string">
            <text:p>njedokonje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dawno</text:p>
          </table:table-cell>
          <table:table-cell office:value-type="string">
            <text:p>njedawn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dawa</text:p>
          </table:table-cell>
          <table:table-cell office:value-type="string">
            <text:p>njedaw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dawam</text:p>
          </table:table-cell>
          <table:table-cell office:value-type="string">
            <text:p>njedawa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da</text:p>
          </table:table-cell>
          <table:table-cell office:value-type="string">
            <text:p>njed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činju</text:p>
          </table:table-cell>
          <table:table-cell office:value-type="string">
            <text:p>nječinj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činju⸗li</text:p>
          </table:table-cell>
          <table:table-cell office:value-type="string">
            <text:p>nječinju⸗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činješe</text:p>
          </table:table-cell>
          <table:table-cell office:value-type="string">
            <text:p>nječinješ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činił</text:p>
          </table:table-cell>
          <table:table-cell office:value-type="string">
            <text:p>nječini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byłe</text:p>
          </table:table-cell>
          <table:table-cell office:value-type="string">
            <text:p>njebył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była</text:p>
          </table:table-cell>
          <table:table-cell office:value-type="string">
            <text:p>njebył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budźiše</text:p>
          </table:table-cell>
          <table:table-cell office:value-type="string">
            <text:p>njebudźiš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budźichmy</text:p>
          </table:table-cell>
          <table:table-cell office:value-type="string">
            <text:p>njebudźichm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budu⸗li</text:p>
          </table:table-cell>
          <table:table-cell office:value-type="string">
            <text:p>njebudu⸗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bjezkich</text:p>
          </table:table-cell>
          <table:table-cell office:value-type="string">
            <text:p>njebjezki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bjerje</text:p>
          </table:table-cell>
          <table:table-cell office:value-type="string">
            <text:p>njebjer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jeběchu</text:p>
          </table:table-cell>
          <table:table-cell office:value-type="string">
            <text:p>njeběch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ikodemusom</text:p>
          </table:table-cell>
          <table:table-cell office:value-type="string">
            <text:p>nikodemuso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ičim</text:p>
          </table:table-cell>
          <table:table-cell office:value-type="string">
            <text:p>niči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[někotři</text:p>
          </table:table-cell>
          <table:table-cell office:value-type="string">
            <text:p>[někotř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[nazajtra</text:p>
          </table:table-cell>
          <table:table-cell office:value-type="string">
            <text:p>[nazajtr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zady</text:p>
          </table:table-cell>
          <table:table-cell office:value-type="string">
            <text:p>nazad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wuknje</text:p>
          </table:table-cell>
          <table:table-cell office:value-type="string">
            <text:p>nawukn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wučił</text:p>
          </table:table-cell>
          <table:table-cell office:value-type="string">
            <text:p>nawuči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woženju</text:p>
          </table:table-cell>
          <table:table-cell office:value-type="string">
            <text:p>nawoženj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woženjowy</text:p>
          </table:table-cell>
          <table:table-cell office:value-type="string">
            <text:p>nawoženjow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twarjeny</text:p>
          </table:table-cell>
          <table:table-cell office:value-type="string">
            <text:p>natwarjen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thanagel</text:p>
          </table:table-cell>
          <table:table-cell office:value-type="string">
            <text:p>nathanagel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thanaela</text:p>
          </table:table-cell>
          <table:table-cell office:value-type="string">
            <text:p>nathanael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syćenje</text:p>
          </table:table-cell>
          <table:table-cell office:value-type="string">
            <text:p>nasyćen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šu</text:p>
          </table:table-cell>
          <table:table-cell office:value-type="string">
            <text:p>naš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šej</text:p>
          </table:table-cell>
          <table:table-cell office:value-type="string">
            <text:p>našej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rodźeny</text:p>
          </table:table-cell>
          <table:table-cell office:value-type="string">
            <text:p>narodźen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rdy</text:p>
          </table:table-cell>
          <table:table-cell office:value-type="string">
            <text:p>nard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pominanje</text:p>
          </table:table-cell>
          <table:table-cell office:value-type="string">
            <text:p>napominan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plećechu</text:p>
          </table:table-cell>
          <table:table-cell office:value-type="string">
            <text:p>naplećech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pili</text:p>
          </table:table-cell>
          <table:table-cell office:value-type="string">
            <text:p>napi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pij</text:p>
          </table:table-cell>
          <table:table-cell office:value-type="string">
            <text:p>napij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pije</text:p>
          </table:table-cell>
          <table:table-cell office:value-type="string">
            <text:p>napi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nihdy</text:p>
          </table:table-cell>
          <table:table-cell office:value-type="string">
            <text:p>nanihd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[na</text:p>
          </table:table-cell>
          <table:table-cell office:value-type="string">
            <text:p>[n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łowili</text:p>
          </table:table-cell>
          <table:table-cell office:value-type="string">
            <text:p>nałowi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lijće</text:p>
          </table:table-cell>
          <table:table-cell office:value-type="string">
            <text:p>nalij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la</text:p>
          </table:table-cell>
          <table:table-cell office:value-type="string">
            <text:p>nal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lachu</text:p>
          </table:table-cell>
          <table:table-cell office:value-type="string">
            <text:p>nalach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kupimy</text:p>
          </table:table-cell>
          <table:table-cell office:value-type="string">
            <text:p>nakupim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jprěniši</text:p>
          </table:table-cell>
          <table:table-cell office:value-type="string">
            <text:p>najprěniš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jědli</text:p>
          </table:table-cell>
          <table:table-cell office:value-type="string">
            <text:p>najěd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hi</text:p>
          </table:table-cell>
          <table:table-cell office:value-type="string">
            <text:p>nah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dźiju</text:p>
          </table:table-cell>
          <table:table-cell office:value-type="string">
            <text:p>nadźij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čeŕpał</text:p>
          </table:table-cell>
          <table:table-cell office:value-type="string">
            <text:p>načeŕpa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abrachu</text:p>
          </table:table-cell>
          <table:table-cell office:value-type="string">
            <text:p>nabrach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ysli</text:p>
          </table:table-cell>
          <table:table-cell office:value-type="string">
            <text:p>mys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yslić</text:p>
          </table:table-cell>
          <table:table-cell office:value-type="string">
            <text:p>mysli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ył</text:p>
          </table:table-cell>
          <table:table-cell office:value-type="string">
            <text:p>my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yću</text:p>
          </table:table-cell>
          <table:table-cell office:value-type="string">
            <text:p>myć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sójz</text:p>
          </table:table-cell>
          <table:table-cell office:value-type="string">
            <text:p>msójz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óšnju</text:p>
          </table:table-cell>
          <table:table-cell office:value-type="string">
            <text:p>móšnj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orwuy</text:p>
          </table:table-cell>
          <table:table-cell office:value-type="string">
            <text:p>morwu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ori</text:p>
          </table:table-cell>
          <table:table-cell office:value-type="string">
            <text:p>mor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ordarjo</text:p>
          </table:table-cell>
          <table:table-cell office:value-type="string">
            <text:p>mordarj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órčenje</text:p>
          </table:table-cell>
          <table:table-cell office:value-type="string">
            <text:p>mórčen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ólički</text:p>
          </table:table-cell>
          <table:table-cell office:value-type="string">
            <text:p>móličk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ójzasowy</text:p>
          </table:table-cell>
          <table:table-cell office:value-type="string">
            <text:p>mójzasow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ójzasowi</text:p>
          </table:table-cell>
          <table:table-cell office:value-type="string">
            <text:p>mójzasow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ójzasom</text:p>
          </table:table-cell>
          <table:table-cell office:value-type="string">
            <text:p>mójzaso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odlimy</text:p>
          </table:table-cell>
          <table:table-cell office:value-type="string">
            <text:p>modlim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odlerjo</text:p>
          </table:table-cell>
          <table:table-cell office:value-type="string">
            <text:p>modlerj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odlenje</text:p>
          </table:table-cell>
          <table:table-cell office:value-type="string">
            <text:p>modlen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odla</text:p>
          </table:table-cell>
          <table:table-cell office:value-type="string">
            <text:p>modl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mark</text:p>
          </table:table-cell>
          <table:table-cell office:value-type="string">
            <text:p>mmar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jenow</text:p>
          </table:table-cell>
          <table:table-cell office:value-type="string">
            <text:p>mjenow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jelčo</text:p>
          </table:table-cell>
          <table:table-cell office:value-type="string">
            <text:p>mjelč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jedźeńzy</text:p>
          </table:table-cell>
          <table:table-cell office:value-type="string">
            <text:p>mjedźeńz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esiasa</text:p>
          </table:table-cell>
          <table:table-cell office:value-type="string">
            <text:p>mesias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ěry</text:p>
          </table:table-cell>
          <table:table-cell office:value-type="string">
            <text:p>měr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ěła</text:p>
          </table:table-cell>
          <table:table-cell office:value-type="string">
            <text:p>měł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ějach</text:p>
          </table:table-cell>
          <table:table-cell office:value-type="string">
            <text:p>měja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atthej</text:p>
          </table:table-cell>
          <table:table-cell office:value-type="string">
            <text:p>matthej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atłej</text:p>
          </table:table-cell>
          <table:table-cell office:value-type="string">
            <text:p>matłej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aru</text:p>
          </table:table-cell>
          <table:table-cell office:value-type="string">
            <text:p>mar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arthy</text:p>
          </table:table-cell>
          <table:table-cell office:value-type="string">
            <text:p>marth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arthu</text:p>
          </table:table-cell>
          <table:table-cell office:value-type="string">
            <text:p>marth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arje</text:p>
          </table:table-cell>
          <table:table-cell office:value-type="string">
            <text:p>mar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[marja</text:p>
          </table:table-cell>
          <table:table-cell office:value-type="string">
            <text:p>[marj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arće</text:p>
          </table:table-cell>
          <table:table-cell office:value-type="string">
            <text:p>mar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antelom</text:p>
          </table:table-cell>
          <table:table-cell office:value-type="string">
            <text:p>mantelo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andźelstwo⸗łamaŕzy</text:p>
          </table:table-cell>
          <table:table-cell office:value-type="string">
            <text:p>mandźelstwo⸗łamaŕz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andźelstwo⸗łamanju</text:p>
          </table:table-cell>
          <table:table-cell office:value-type="string">
            <text:p>mandźelstwo⸗łamanj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ałym</text:p>
          </table:table-cell>
          <table:table-cell office:value-type="string">
            <text:p>mały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ałt</text:p>
          </table:table-cell>
          <table:table-cell office:value-type="string">
            <text:p>mał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alchus</text:p>
          </table:table-cell>
          <table:table-cell office:value-type="string">
            <text:p>malchu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akłej</text:p>
          </table:table-cell>
          <table:table-cell office:value-type="string">
            <text:p>makłej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akk</text:p>
          </table:table-cell>
          <table:table-cell office:value-type="string">
            <text:p>mak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aćeŕna</text:p>
          </table:table-cell>
          <table:table-cell office:value-type="string">
            <text:p>maćeŕn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aćerju</text:p>
          </table:table-cell>
          <table:table-cell office:value-type="string">
            <text:p>maćerj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łžu</text:p>
          </table:table-cell>
          <table:table-cell office:value-type="string">
            <text:p>łž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utki</text:p>
          </table:table-cell>
          <table:table-cell office:value-type="string">
            <text:p>lutk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uł</text:p>
          </table:table-cell>
          <table:table-cell office:value-type="string">
            <text:p>lu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ubujeće⸗li</text:p>
          </table:table-cell>
          <table:table-cell office:value-type="string">
            <text:p>lubujeće⸗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ubowany</text:p>
          </table:table-cell>
          <table:table-cell office:value-type="string">
            <text:p>lubowan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ubowachu</text:p>
          </table:table-cell>
          <table:table-cell office:value-type="string">
            <text:p>lubowach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ubi</text:p>
          </table:table-cell>
          <table:table-cell office:value-type="string">
            <text:p>lub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ube</text:p>
          </table:table-cell>
          <table:table-cell office:value-type="string">
            <text:p>lub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łotziž</text:p>
          </table:table-cell>
          <table:table-cell office:value-type="string">
            <text:p>łotziž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osujmy</text:p>
          </table:table-cell>
          <table:table-cell office:value-type="string">
            <text:p>losujm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łohćow</text:p>
          </table:table-cell>
          <table:table-cell office:value-type="string">
            <text:p>łohćow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łódźičku</text:p>
          </table:table-cell>
          <table:table-cell office:value-type="string">
            <text:p>łódźičk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łódźički</text:p>
          </table:table-cell>
          <table:table-cell office:value-type="string">
            <text:p>łódźičk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łódźička</text:p>
          </table:table-cell>
          <table:table-cell office:value-type="string">
            <text:p>łódźičk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i</text:p>
          </table:table-cell>
          <table:table-cell office:value-type="string">
            <text:p>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ěze</text:p>
          </table:table-cell>
          <table:table-cell office:value-type="string">
            <text:p>lěz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ežazeho</text:p>
          </table:table-cell>
          <table:table-cell office:value-type="string">
            <text:p>ležazeh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ežało</text:p>
          </table:table-cell>
          <table:table-cell office:value-type="string">
            <text:p>ležał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epitow</text:p>
          </table:table-cell>
          <table:table-cell office:value-type="string">
            <text:p>lepitow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ehnu</text:p>
          </table:table-cell>
          <table:table-cell office:value-type="string">
            <text:p>lehn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ećić</text:p>
          </table:table-cell>
          <table:table-cell office:value-type="string">
            <text:p>leći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ećeše</text:p>
          </table:table-cell>
          <table:table-cell office:value-type="string">
            <text:p>lećeš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ebiju</text:p>
          </table:table-cell>
          <table:table-cell office:value-type="string">
            <text:p>lebij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azowaše</text:p>
          </table:table-cell>
          <table:table-cell office:value-type="string">
            <text:p>lazowaš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azarje</text:p>
          </table:table-cell>
          <table:table-cell office:value-type="string">
            <text:p>lazar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ampami</text:p>
          </table:table-cell>
          <table:table-cell office:value-type="string">
            <text:p>lampam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łamany</text:p>
          </table:table-cell>
          <table:table-cell office:value-type="string">
            <text:p>łaman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łamane</text:p>
          </table:table-cell>
          <table:table-cell office:value-type="string">
            <text:p>łaman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łaćanzkej</text:p>
          </table:table-cell>
          <table:table-cell office:value-type="string">
            <text:p>łaćanzkej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uzku</text:p>
          </table:table-cell>
          <table:table-cell office:value-type="string">
            <text:p>kuzk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usu</text:p>
          </table:table-cell>
          <table:table-cell office:value-type="string">
            <text:p>kus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urwaŕztwa</text:p>
          </table:table-cell>
          <table:table-cell office:value-type="string">
            <text:p>kurwaŕztw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upuj</text:p>
          </table:table-cell>
          <table:table-cell office:value-type="string">
            <text:p>kupuj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upny</text:p>
          </table:table-cell>
          <table:table-cell office:value-type="string">
            <text:p>kupn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šižujće</text:p>
          </table:table-cell>
          <table:table-cell office:value-type="string">
            <text:p>kšižuj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šiluk</text:p>
          </table:table-cell>
          <table:table-cell office:value-type="string">
            <text:p>kšilu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šćiš</text:p>
          </table:table-cell>
          <table:table-cell office:value-type="string">
            <text:p>kšćiš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šći</text:p>
          </table:table-cell>
          <table:table-cell office:value-type="string">
            <text:p>kšć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šćije</text:p>
          </table:table-cell>
          <table:table-cell office:value-type="string">
            <text:p>kšći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šćeni</text:p>
          </table:table-cell>
          <table:table-cell office:value-type="string">
            <text:p>kšćen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ruški</text:p>
          </table:table-cell>
          <table:table-cell office:value-type="string">
            <text:p>krušk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ruškami</text:p>
          </table:table-cell>
          <table:table-cell office:value-type="string">
            <text:p>kruškam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rónowanje</text:p>
          </table:table-cell>
          <table:table-cell office:value-type="string">
            <text:p>krónowan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ron</text:p>
          </table:table-cell>
          <table:table-cell office:value-type="string">
            <text:p>kron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rjudowanje</text:p>
          </table:table-cell>
          <table:table-cell office:value-type="string">
            <text:p>krjudowan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rjud</text:p>
          </table:table-cell>
          <table:table-cell office:value-type="string">
            <text:p>krju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rasneje</text:p>
          </table:table-cell>
          <table:table-cell office:value-type="string">
            <text:p>krasne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ranuł</text:p>
          </table:table-cell>
          <table:table-cell office:value-type="string">
            <text:p>kranu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ralz</text:p>
          </table:table-cell>
          <table:table-cell office:value-type="string">
            <text:p>kralz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ralowzkeho</text:p>
          </table:table-cell>
          <table:table-cell office:value-type="string">
            <text:p>kralowzkeh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ralo</text:p>
          </table:table-cell>
          <table:table-cell office:value-type="string">
            <text:p>kral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otzi</text:p>
          </table:table-cell>
          <table:table-cell office:value-type="string">
            <text:p>kotz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otrych</text:p>
          </table:table-cell>
          <table:table-cell office:value-type="string">
            <text:p>kotry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ošlu</text:p>
          </table:table-cell>
          <table:table-cell office:value-type="string">
            <text:p>košl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okotryž</text:p>
          </table:table-cell>
          <table:table-cell office:value-type="string">
            <text:p>kokotryž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njezowym</text:p>
          </table:table-cell>
          <table:table-cell office:value-type="string">
            <text:p>knjezowy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leophasowa</text:p>
          </table:table-cell>
          <table:table-cell office:value-type="string">
            <text:p>kleophasow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ładźene</text:p>
          </table:table-cell>
          <table:table-cell office:value-type="string">
            <text:p>kładźen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imž</text:p>
          </table:table-cell>
          <table:table-cell office:value-type="string">
            <text:p>kimž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idron</text:p>
          </table:table-cell>
          <table:table-cell office:value-type="string">
            <text:p>kidron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hryztu</text:p>
          </table:table-cell>
          <table:table-cell office:value-type="string">
            <text:p>khryzt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hroble</text:p>
          </table:table-cell>
          <table:table-cell office:value-type="string">
            <text:p>khrobl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hować</text:p>
          </table:table-cell>
          <table:table-cell office:value-type="string">
            <text:p>khowa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horozću</text:p>
          </table:table-cell>
          <table:table-cell office:value-type="string">
            <text:p>khorozć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hodźenje</text:p>
          </table:table-cell>
          <table:table-cell office:value-type="string">
            <text:p>khodźen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hodźenja</text:p>
          </table:table-cell>
          <table:table-cell office:value-type="string">
            <text:p>khodźenj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hodźe</text:p>
          </table:table-cell>
          <table:table-cell office:value-type="string">
            <text:p>khodź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hodźće</text:p>
          </table:table-cell>
          <table:table-cell office:value-type="string">
            <text:p>khodź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hód</text:p>
          </table:table-cell>
          <table:table-cell office:value-type="string">
            <text:p>khó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hěžorowy</text:p>
          </table:table-cell>
          <table:table-cell office:value-type="string">
            <text:p>khěžorow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hětzišo</text:p>
          </table:table-cell>
          <table:table-cell office:value-type="string">
            <text:p>khětziš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ephas</text:p>
          </table:table-cell>
          <table:table-cell office:value-type="string">
            <text:p>kepha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aznju</text:p>
          </table:table-cell>
          <table:table-cell office:value-type="string">
            <text:p>kaznj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azni</text:p>
          </table:table-cell>
          <table:table-cell office:value-type="string">
            <text:p>kazn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ašću</text:p>
          </table:table-cell>
          <table:table-cell office:value-type="string">
            <text:p>kašć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ark</text:p>
          </table:table-cell>
          <table:table-cell office:value-type="string">
            <text:p>kar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any</text:p>
          </table:table-cell>
          <table:table-cell office:value-type="string">
            <text:p>kan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ananejzkim</text:p>
          </table:table-cell>
          <table:table-cell office:value-type="string">
            <text:p>kananejzki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amjeńtne</text:p>
          </table:table-cell>
          <table:table-cell office:value-type="string">
            <text:p>kamjeńtn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amjenjujeće</text:p>
          </table:table-cell>
          <table:table-cell office:value-type="string">
            <text:p>kamjenjuje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amjenjowali</text:p>
          </table:table-cell>
          <table:table-cell office:value-type="string">
            <text:p>kamjenjowa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ałali</text:p>
          </table:table-cell>
          <table:table-cell office:value-type="string">
            <text:p>kała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ajphasowy</text:p>
          </table:table-cell>
          <table:table-cell office:value-type="string">
            <text:p>kajphasow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ajphasej</text:p>
          </table:table-cell>
          <table:table-cell office:value-type="string">
            <text:p>kajphasej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ajkežkuli</text:p>
          </table:table-cell>
          <table:table-cell office:value-type="string">
            <text:p>kajkežku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utram</text:p>
          </table:table-cell>
          <table:table-cell office:value-type="string">
            <text:p>jutra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utrach</text:p>
          </table:table-cell>
          <table:table-cell office:value-type="string">
            <text:p>jutra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ud</text:p>
          </table:table-cell>
          <table:table-cell office:value-type="string">
            <text:p>ju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udašowe</text:p>
          </table:table-cell>
          <table:table-cell office:value-type="string">
            <text:p>judašow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šariothowy</text:p>
          </table:table-cell>
          <table:table-cell office:value-type="string">
            <text:p>jšariothow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šariothej</text:p>
          </table:table-cell>
          <table:table-cell office:value-type="string">
            <text:p>jšariothej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ozephej</text:p>
          </table:table-cell>
          <table:table-cell office:value-type="string">
            <text:p>jozephej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ordanom</text:p>
          </table:table-cell>
          <table:table-cell office:value-type="string">
            <text:p>jordano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oel</text:p>
          </table:table-cell>
          <table:table-cell office:value-type="string">
            <text:p>joel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ezusu</text:p>
          </table:table-cell>
          <table:table-cell office:value-type="string">
            <text:p>jezus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ezusowym</text:p>
          </table:table-cell>
          <table:table-cell office:value-type="string">
            <text:p>jezusowy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ezo</text:p>
          </table:table-cell>
          <table:table-cell office:value-type="string">
            <text:p>jez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eruzalemzkich</text:p>
          </table:table-cell>
          <table:table-cell office:value-type="string">
            <text:p>jeruzalemzki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enej</text:p>
          </table:table-cell>
          <table:table-cell office:value-type="string">
            <text:p>jenej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ejna</text:p>
          </table:table-cell>
          <table:table-cell office:value-type="string">
            <text:p>jejn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ehó</text:p>
          </table:table-cell>
          <table:table-cell office:value-type="string">
            <text:p>jehó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ehoćěła</text:p>
          </table:table-cell>
          <table:table-cell office:value-type="string">
            <text:p>jehoćěł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ědźo</text:p>
          </table:table-cell>
          <table:table-cell office:value-type="string">
            <text:p>jědź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[jedyn</text:p>
          </table:table-cell>
          <table:table-cell office:value-type="string">
            <text:p>[jedyn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ebanje</text:p>
          </table:table-cell>
          <table:table-cell office:value-type="string">
            <text:p>jeban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apzk.</text:p>
          </table:table-cell>
          <table:table-cell office:value-type="string">
            <text:p>japzk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anowymi</text:p>
          </table:table-cell>
          <table:table-cell office:value-type="string">
            <text:p>janowym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ama</text:p>
          </table:table-cell>
          <table:table-cell office:value-type="string">
            <text:p>jam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ak</text:p>
          </table:table-cell>
          <table:table-cell office:value-type="string">
            <text:p>ja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zopom</text:p>
          </table:table-cell>
          <table:table-cell office:value-type="string">
            <text:p>izopo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li</text:p>
          </table:table-cell>
          <table:table-cell office:value-type="string">
            <text:p>i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ubje</text:p>
          </table:table-cell>
          <table:table-cell office:value-type="string">
            <text:p>hub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roznje</text:p>
          </table:table-cell>
          <table:table-cell office:value-type="string">
            <text:p>hrozn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rěchu</text:p>
          </table:table-cell>
          <table:table-cell office:value-type="string">
            <text:p>hrěch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ozianna</text:p>
          </table:table-cell>
          <table:table-cell office:value-type="string">
            <text:p>hoziann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ozdźazych</text:p>
          </table:table-cell>
          <table:table-cell office:value-type="string">
            <text:p>hozdźazy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ozdźaze</text:p>
          </table:table-cell>
          <table:table-cell office:value-type="string">
            <text:p>hozdźaz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órše</text:p>
          </table:table-cell>
          <table:table-cell office:value-type="string">
            <text:p>hórš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orjeztpiću</text:p>
          </table:table-cell>
          <table:table-cell office:value-type="string">
            <text:p>horjeztpić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orjaza</text:p>
          </table:table-cell>
          <table:table-cell office:value-type="string">
            <text:p>horjaz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ora</text:p>
          </table:table-cell>
          <table:table-cell office:value-type="string">
            <text:p>hor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nuła</text:p>
          </table:table-cell>
          <table:table-cell office:value-type="string">
            <text:p>hnuł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něwaće</text:p>
          </table:table-cell>
          <table:table-cell office:value-type="string">
            <text:p>hněwa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łuboka</text:p>
          </table:table-cell>
          <table:table-cell office:value-type="string">
            <text:p>hłubok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łowam</text:p>
          </table:table-cell>
          <table:table-cell office:value-type="string">
            <text:p>hłowa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łowa</text:p>
          </table:table-cell>
          <table:table-cell office:value-type="string">
            <text:p>hłow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lós</text:p>
          </table:table-cell>
          <table:table-cell office:value-type="string">
            <text:p>hló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ladajtaj</text:p>
          </table:table-cell>
          <table:table-cell office:value-type="string">
            <text:p>hladajtaj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ladachu</text:p>
          </table:table-cell>
          <table:table-cell office:value-type="string">
            <text:p>hladach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inje</text:p>
          </table:table-cell>
          <table:table-cell office:value-type="string">
            <text:p>hin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idźił</text:p>
          </table:table-cell>
          <table:table-cell office:value-type="string">
            <text:p>hidźi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ew</text:p>
          </table:table-cell>
          <table:table-cell office:value-type="string">
            <text:p>hew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ekzempl</text:p>
          </table:table-cell>
          <table:table-cell office:value-type="string">
            <text:p>hekzempl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ebrejzku</text:p>
          </table:table-cell>
          <table:table-cell office:value-type="string">
            <text:p>hebrejzk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[hdyž</text:p>
          </table:table-cell>
          <table:table-cell office:value-type="string">
            <text:p>[hdyž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at</text:p>
          </table:table-cell>
          <table:table-cell office:value-type="string">
            <text:p>ha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annas</text:p>
          </table:table-cell>
          <table:table-cell office:value-type="string">
            <text:p>hanna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annasej</text:p>
          </table:table-cell>
          <table:table-cell office:value-type="string">
            <text:p>hannasej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aniće</text:p>
          </table:table-cell>
          <table:table-cell office:value-type="string">
            <text:p>hani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andrijoweho</text:p>
          </table:table-cell>
          <table:table-cell office:value-type="string">
            <text:p>handrijoweh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andrijej</text:p>
          </table:table-cell>
          <table:table-cell office:value-type="string">
            <text:p>handrijej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ałozu</text:p>
          </table:table-cell>
          <table:table-cell office:value-type="string">
            <text:p>hałoz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ałozow</text:p>
          </table:table-cell>
          <table:table-cell office:value-type="string">
            <text:p>hałozow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ali</text:p>
          </table:table-cell>
          <table:table-cell office:value-type="string">
            <text:p>ha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ag</text:p>
          </table:table-cell>
          <table:table-cell office:value-type="string">
            <text:p>hag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uk</text:p>
          </table:table-cell>
          <table:table-cell office:value-type="string">
            <text:p>gu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richojo</text:p>
          </table:table-cell>
          <table:table-cell office:value-type="string">
            <text:p>grichoj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richizkej</text:p>
          </table:table-cell>
          <table:table-cell office:value-type="string">
            <text:p>grichizkej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olgatha</text:p>
          </table:table-cell>
          <table:table-cell office:value-type="string">
            <text:p>golgath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mejnu</text:p>
          </table:table-cell>
          <table:table-cell office:value-type="string">
            <text:p>gmejn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alilejzzzy</text:p>
          </table:table-cell>
          <table:table-cell office:value-type="string">
            <text:p>galilejzzz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alilejzkim</text:p>
          </table:table-cell>
          <table:table-cell office:value-type="string">
            <text:p>galilejzki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abbatha</text:p>
          </table:table-cell>
          <table:table-cell office:value-type="string">
            <text:p>gabbath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órwarku</text:p>
          </table:table-cell>
          <table:table-cell office:value-type="string">
            <text:p>fórwark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k</text:p>
          </table:table-cell>
          <table:table-cell office:value-type="string">
            <text:p>f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jawnje</text:p>
          </table:table-cell>
          <table:table-cell office:value-type="string">
            <text:p>fjawn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t</text:p>
          </table:table-cell>
          <table:table-cell office:value-type="string">
            <text:p>e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phrem</text:p>
          </table:table-cell>
          <table:table-cell office:value-type="string">
            <text:p>ephre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nonje</text:p>
          </table:table-cell>
          <table:table-cell office:value-type="string">
            <text:p>enon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źiwna</text:p>
          </table:table-cell>
          <table:table-cell office:value-type="string">
            <text:p>dźiwn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źiwali</text:p>
          </table:table-cell>
          <table:table-cell office:value-type="string">
            <text:p>dźiwa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źiwaće</text:p>
          </table:table-cell>
          <table:table-cell office:value-type="string">
            <text:p>dźiwa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źimy</text:p>
          </table:table-cell>
          <table:table-cell office:value-type="string">
            <text:p>dźim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źetaj</text:p>
          </table:table-cell>
          <table:table-cell office:value-type="string">
            <text:p>dźetaj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źeržu</text:p>
          </table:table-cell>
          <table:table-cell office:value-type="string">
            <text:p>dźerž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źerži</text:p>
          </table:table-cell>
          <table:table-cell office:value-type="string">
            <text:p>dźerž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źeržće</text:p>
          </table:table-cell>
          <table:table-cell office:value-type="string">
            <text:p>dźerž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źěle</text:p>
          </table:table-cell>
          <table:table-cell office:value-type="string">
            <text:p>dźěl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źěłaš</text:p>
          </table:table-cell>
          <table:table-cell office:value-type="string">
            <text:p>dźěłaš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źěłam</text:p>
          </table:table-cell>
          <table:table-cell office:value-type="string">
            <text:p>dźěła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źěla</text:p>
          </table:table-cell>
          <table:table-cell office:value-type="string">
            <text:p>dźěl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źakowanje</text:p>
          </table:table-cell>
          <table:table-cell office:value-type="string">
            <text:p>dźakowan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yrbješe)</text:p>
          </table:table-cell>
          <table:table-cell office:value-type="string">
            <text:p>dyrbješe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yrbjała</text:p>
          </table:table-cell>
          <table:table-cell office:value-type="string">
            <text:p>dyrbjał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urjach</text:p>
          </table:table-cell>
          <table:table-cell office:value-type="string">
            <text:p>durja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unu</text:p>
          </table:table-cell>
          <table:table-cell office:value-type="string">
            <text:p>dun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uchomnym</text:p>
          </table:table-cell>
          <table:table-cell office:value-type="string">
            <text:p>duchomny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oztojny</text:p>
          </table:table-cell>
          <table:table-cell office:value-type="string">
            <text:p>doztojn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ozta</text:p>
          </table:table-cell>
          <table:table-cell office:value-type="string">
            <text:p>dozt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oztach</text:p>
          </table:table-cell>
          <table:table-cell office:value-type="string">
            <text:p>dozta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owjezć</text:p>
          </table:table-cell>
          <table:table-cell office:value-type="string">
            <text:p>dowjez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opomnili</text:p>
          </table:table-cell>
          <table:table-cell office:value-type="string">
            <text:p>dopomni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opjelnjenu</text:p>
          </table:table-cell>
          <table:table-cell office:value-type="string">
            <text:p>dopjelnjen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opjelniło</text:p>
          </table:table-cell>
          <table:table-cell office:value-type="string">
            <text:p>dopjelnił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omom</text:p>
          </table:table-cell>
          <table:table-cell office:value-type="string">
            <text:p>domo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okonjeni</text:p>
          </table:table-cell>
          <table:table-cell office:value-type="string">
            <text:p>dokonjen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okelż</text:p>
          </table:table-cell>
          <table:table-cell office:value-type="string">
            <text:p>dokelż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njomaj</text:p>
          </table:table-cell>
          <table:table-cell office:value-type="string">
            <text:p>dnjomaj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aštej</text:p>
          </table:table-cell>
          <table:table-cell office:value-type="string">
            <text:p>daštej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ar</text:p>
          </table:table-cell>
          <table:table-cell office:value-type="string">
            <text:p>dar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amy</text:p>
          </table:table-cell>
          <table:table-cell office:value-type="string">
            <text:p>dam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ajił</text:p>
          </table:table-cell>
          <table:table-cell office:value-type="string">
            <text:p>daji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žinju⸗li</text:p>
          </table:table-cell>
          <table:table-cell office:value-type="string">
            <text:p>cžinju⸗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žiniš⸗li</text:p>
          </table:table-cell>
          <table:table-cell office:value-type="string">
            <text:p>cžiniš⸗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žeŕpajće</text:p>
          </table:table-cell>
          <table:table-cell office:value-type="string">
            <text:p>cžeŕpaj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črijowe</text:p>
          </table:table-cell>
          <table:table-cell office:value-type="string">
            <text:p>črijow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čož</text:p>
          </table:table-cell>
          <table:table-cell office:value-type="string">
            <text:p>čož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člorbzkeho</text:p>
          </table:table-cell>
          <table:table-cell office:value-type="string">
            <text:p>člorbzkeh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čizćić</text:p>
          </table:table-cell>
          <table:table-cell office:value-type="string">
            <text:p>čizći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čizćenja</text:p>
          </table:table-cell>
          <table:table-cell office:value-type="string">
            <text:p>čizćenj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činjenje</text:p>
          </table:table-cell>
          <table:table-cell office:value-type="string">
            <text:p>činjenj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činimy</text:p>
          </table:table-cell>
          <table:table-cell office:value-type="string">
            <text:p>činim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čimž</text:p>
          </table:table-cell>
          <table:table-cell office:value-type="string">
            <text:p>čimž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čezćili</text:p>
          </table:table-cell>
          <table:table-cell office:value-type="string">
            <text:p>čezći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čezćić</text:p>
          </table:table-cell>
          <table:table-cell office:value-type="string">
            <text:p>čezći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čezća</text:p>
          </table:table-cell>
          <table:table-cell office:value-type="string">
            <text:p>čezć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ćěsnozć</text:p>
          </table:table-cell>
          <table:table-cell office:value-type="string">
            <text:p>ćěsnoz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čeŕpali</text:p>
          </table:table-cell>
          <table:table-cell office:value-type="string">
            <text:p>čeŕpa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ćěłom</text:p>
          </table:table-cell>
          <table:table-cell office:value-type="string">
            <text:p>ćěło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ćělnymi</text:p>
          </table:table-cell>
          <table:table-cell office:value-type="string">
            <text:p>ćělnym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ćělneho</text:p>
          </table:table-cell>
          <table:table-cell office:value-type="string">
            <text:p>ćělneh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ćěle</text:p>
          </table:table-cell>
          <table:table-cell office:value-type="string">
            <text:p>ćěl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ćěkanju</text:p>
          </table:table-cell>
          <table:table-cell office:value-type="string">
            <text:p>ćěkanj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ćěkaju</text:p>
          </table:table-cell>
          <table:table-cell office:value-type="string">
            <text:p>ćěkaj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čeja</text:p>
          </table:table-cell>
          <table:table-cell office:value-type="string">
            <text:p>čej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ćehńmy</text:p>
          </table:table-cell>
          <table:table-cell office:value-type="string">
            <text:p>ćehńm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čakali</text:p>
          </table:table-cell>
          <table:table-cell office:value-type="string">
            <text:p>čaka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čakachu</text:p>
          </table:table-cell>
          <table:table-cell office:value-type="string">
            <text:p>čakach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ćahnuł</text:p>
          </table:table-cell>
          <table:table-cell office:value-type="string">
            <text:p>ćahnuł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ćahachu</text:p>
          </table:table-cell>
          <table:table-cell office:value-type="string">
            <text:p>ćahach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ydli</text:p>
          </table:table-cell>
          <table:table-cell office:value-type="string">
            <text:p>byd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udźemy</text:p>
          </table:table-cell>
          <table:table-cell office:value-type="string">
            <text:p>budźem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rózt</text:p>
          </table:table-cell>
          <table:table-cell office:value-type="string">
            <text:p>bróz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rózće</text:p>
          </table:table-cell>
          <table:table-cell office:value-type="string">
            <text:p>bróz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rónju</text:p>
          </table:table-cell>
          <table:table-cell office:value-type="string">
            <text:p>brónju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rjozy</text:p>
          </table:table-cell>
          <table:table-cell office:value-type="string">
            <text:p>brjoz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ratram</text:p>
          </table:table-cell>
          <table:table-cell office:value-type="string">
            <text:p>bratra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rašzy</text:p>
          </table:table-cell>
          <table:table-cell office:value-type="string">
            <text:p>brašz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ožich</text:p>
          </table:table-cell>
          <table:table-cell office:value-type="string">
            <text:p>božich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ožeho"</text:p>
          </table:table-cell>
          <table:table-cell office:value-type="string">
            <text:p>božeho"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oještaj</text:p>
          </table:table-cell>
          <table:table-cell office:value-type="string">
            <text:p>boještaj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ohow</text:p>
          </table:table-cell>
          <table:table-cell office:value-type="string">
            <text:p>bohow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ohojo</text:p>
          </table:table-cell>
          <table:table-cell office:value-type="string">
            <text:p>bohoj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łuzny</text:p>
          </table:table-cell>
          <table:table-cell office:value-type="string">
            <text:p>błuzn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łuznow</text:p>
          </table:table-cell>
          <table:table-cell office:value-type="string">
            <text:p>błuznow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jeze</text:p>
          </table:table-cell>
          <table:table-cell office:value-type="string">
            <text:p>bjez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jerjeće</text:p>
          </table:table-cell>
          <table:table-cell office:value-type="string">
            <text:p>bjerjeć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iješ</text:p>
          </table:table-cell>
          <table:table-cell office:value-type="string">
            <text:p>biješ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hli</text:p>
          </table:table-cell>
          <table:table-cell office:value-type="string">
            <text:p>bh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ěžeštaj</text:p>
          </table:table-cell>
          <table:table-cell office:value-type="string">
            <text:p>běžeštaj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ethezda</text:p>
          </table:table-cell>
          <table:table-cell office:value-type="string">
            <text:p>bethezd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ethania</text:p>
          </table:table-cell>
          <table:table-cell office:value-type="string">
            <text:p>bethani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ethabara</text:p>
          </table:table-cell>
          <table:table-cell office:value-type="string">
            <text:p>bethabar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[běše</text:p>
          </table:table-cell>
          <table:table-cell office:value-type="string">
            <text:p>[běš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ěli</text:p>
          </table:table-cell>
          <table:table-cell office:value-type="string">
            <text:p>běl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rtrom</text:p>
          </table:table-cell>
          <table:table-cell office:value-type="string">
            <text:p>bartro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rabbas</text:p>
          </table:table-cell>
          <table:table-cell office:value-type="string">
            <text:p>barabba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raham</text:p>
          </table:table-cell>
          <table:table-cell office:value-type="string">
            <text:p>araha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loe</text:p>
          </table:table-cell>
          <table:table-cell office:value-type="string">
            <text:p>alo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lfeowy</text:p>
          </table:table-cell>
          <table:table-cell office:value-type="string">
            <text:p>alfeow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[ale</text:p>
          </table:table-cell>
          <table:table-cell office:value-type="string">
            <text:p>[al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[a</text:p>
          </table:table-cell>
          <table:table-cell office:value-type="string">
            <text:p>[a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'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sb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26">26.01.2025</text:date>, <text:time>20:19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1-26T20:19:38.49</dc:date>
    <meta:editing-duration>PT2H35M49S</meta:editing-duration>
    <meta:editing-cycles>28</meta:editing-cycles>
    <meta:generator>OpenOffice/4.1.11$Win32 OpenOffice.org_project/4111m1$Build-9808</meta:generator>
    <meta:document-statistic meta:table-count="1" meta:cell-count="3906" meta:object-count="0"/>
  </office:meta>
</office:document-meta>
</file>